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2.6771in"/>
    </style:style>
    <style:style style:name="Table1.C" style:family="table-column">
      <style:table-column-properties style:column-width="1.9681in"/>
    </style:style>
    <style:style style:name="Table1.D" style:family="table-column">
      <style:table-column-properties style:column-width="1.0465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5403in"/>
    </style:style>
    <style:style style:name="Table2.B" style:family="table-column">
      <style:table-column-properties style:column-width="1.2139in"/>
    </style:style>
    <style:style style:name="Table2.C" style:family="table-column">
      <style:table-column-properties style:column-width="1.2576in"/>
    </style:style>
    <style:style style:name="Table2.D" style:family="table-column">
      <style:table-column-properties style:column-width="2.6813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0931in"/>
    </style:style>
    <style:style style:name="Table3.B" style:family="table-column">
      <style:table-column-properties style:column-width="1.9944in"/>
    </style:style>
    <style:style style:name="Table3.C" style:family="table-column">
      <style:table-column-properties style:column-width="3.60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201in" fo:border="0.05pt solid #000000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2785in"/>
    </style:style>
    <style:style style:name="Table4.B" style:family="table-column">
      <style:table-column-properties style:column-width="3.4382in"/>
    </style:style>
    <style:style style:name="Table4.C" style:family="table-column">
      <style:table-column-properties style:column-width="1.976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55in" fo:margin-left="0in" fo:margin-top="0in" fo:margin-bottom="0in" table:align="left" style:writing-mode="page"/>
    </style:style>
    <style:style style:name="Table5.A" style:family="table-column">
      <style:table-column-properties style:column-width="0.4611in"/>
    </style:style>
    <style:style style:name="Table5.B" style:family="table-column">
      <style:table-column-properties style:column-width="1.6222in"/>
    </style:style>
    <style:style style:name="Table5.C" style:family="table-column">
      <style:table-column-properties style:column-width="0.366in"/>
    </style:style>
    <style:style style:name="Table5.D" style:family="table-column">
      <style:table-column-properties style:column-width="0.3257in"/>
    </style:style>
    <style:style style:name="Table5.E" style:family="table-column">
      <style:table-column-properties style:column-width="0.7444in"/>
    </style:style>
    <style:style style:name="Table5.F" style:family="table-column">
      <style:table-column-properties style:column-width="0.8465in"/>
    </style:style>
    <style:style style:name="Table5.G" style:family="table-column">
      <style:table-column-properties style:column-width="0.8167in"/>
    </style:style>
    <style:style style:name="Table5.H" style:family="table-column">
      <style:table-column-properties style:column-width="0.5507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5.I1" style:family="table-cell">
      <style:table-cell-properties style:vertical-align="bottom" fo:padding-left="0.0201in" fo:padding-right="0.0201in" fo:padding-top="0in" fo:padding-bottom="0in" fo:border="none"/>
    </style:style>
    <style:style style:name="Table6" style:family="table">
      <style:table-properties style:width="6.6931in" fo:margin-top="0in" fo:margin-bottom="0in" table:align="margins" style:writing-mode="page"/>
    </style:style>
    <style:style style:name="Table6.A" style:family="table-column">
      <style:table-column-properties style:column-width="1.9778in" style:rel-column-width="3324*"/>
    </style:style>
    <style:style style:name="Table6.B" style:family="table-column">
      <style:table-column-properties style:column-width="0.416in" style:rel-column-width="699*"/>
    </style:style>
    <style:style style:name="Table6.C" style:family="table-column">
      <style:table-column-properties style:column-width="0.5625in" style:rel-column-width="946*"/>
    </style:style>
    <style:style style:name="Table6.D" style:family="table-column">
      <style:table-column-properties style:column-width="0.9861in" style:rel-column-width="1657*"/>
    </style:style>
    <style:style style:name="Table6.E" style:family="table-column">
      <style:table-column-properties style:column-width="0.9306in" style:rel-column-width="1564*"/>
    </style:style>
    <style:style style:name="Table6.F" style:family="table-column">
      <style:table-column-properties style:column-width="1.0583in" style:rel-column-width="1779*"/>
    </style:style>
    <style:style style:name="Table6.G" style:family="table-column">
      <style:table-column-properties style:column-width="0.7618in" style:rel-column-width="1281*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1">
      <style:text-properties style:font-name="Liberation serif" officeooo:rsid="00078a70" officeooo:paragraph-rsid="00078a70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officeooo:paragraph-rsid="00078a70"/>
    </style:style>
    <style:style style:name="P6" style:family="paragraph" style:parent-style-name="Heading_20_2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>
      <style:text-properties officeooo:paragraph-rsid="0011bdb5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Heading_20_1">
      <style:paragraph-properties fo:break-before="page"/>
      <style:text-properties officeooo:rsid="0012a090" officeooo:paragraph-rsid="0012a090"/>
    </style:style>
    <style:style style:name="P19" style:family="paragraph" style:parent-style-name="Text_20_body">
      <style:text-properties officeooo:paragraph-rsid="0012a090"/>
    </style:style>
    <style:style style:name="P20" style:family="paragraph" style:parent-style-name="Horizontal_20_Line">
      <style:paragraph-properties fo:margin-top="0in" fo:margin-bottom="0.0972in" style:contextual-spacing="false" fo:line-height="115%"/>
    </style:style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Heading_20_3">
      <style:paragraph-properties fo:keep-with-next="always"/>
    </style:style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2"/>
    <style:style style:name="P45" style:family="paragraph" style:parent-style-name="Text_20_body" style:list-style-name="L33"/>
    <style:style style:name="P46" style:family="paragraph" style:parent-style-name="Text_20_body" style:list-style-name="L34"/>
    <style:style style:name="P47" style:family="paragraph" style:parent-style-name="Text_20_body" style:list-style-name="L35"/>
    <style:style style:name="P48" style:family="paragraph" style:parent-style-name="Text_20_body" style:list-style-name="L36"/>
    <style:style style:name="P49" style:family="paragraph" style:parent-style-name="Text_20_body" style:list-style-name="L37"/>
    <style:style style:name="P50" style:family="paragraph" style:parent-style-name="Text_20_body" style:list-style-name="L38"/>
    <style:style style:name="P51" style:family="paragraph" style:parent-style-name="Text_20_body" style:list-style-name="L39"/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end" style:justify-single-word="false">
        <style:tab-stops/>
      </style:paragraph-properties>
    </style:style>
    <style:style style:name="P54" style:family="paragraph" style:parent-style-name="Standard">
      <style:paragraph-properties fo:text-align="start" style:justify-single-word="false">
        <style:tab-stops/>
      </style:paragraph-properties>
    </style:style>
    <style:style style:name="P55" style:family="paragraph" style:parent-style-name="Standard">
      <style:text-properties officeooo:rsid="0013b4a9" officeooo:paragraph-rsid="0013b4a9"/>
    </style:style>
    <style:style style:name="T1" style:family="text">
      <style:text-properties officeooo:rsid="00078a70"/>
    </style:style>
    <style:style style:name="T2" style:family="text">
      <style:text-properties style:font-name="Liberation serif"/>
    </style:style>
    <style:style style:name="T3" style:family="text">
      <style:text-properties style:font-name="Liberation Sans" style:font-name-asian="Noto Sans CJK SC" style:font-name-complex="Noto Sans Devanagari1"/>
    </style:style>
    <style:style style:name="T4" style:family="text">
      <style:text-properties fo:font-family="'Liberation Sans'" style:font-family-generic="roman" style:font-pitch="variabl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Details</text:h>
      <text:p text:style-name="Text_20_body">The <text:span text:style-name="T1">RFP </text:span>outlines a project for developing a hybrid Digital Twin (DT) framework for an Aero Gas Turbine Engine Health Usage Monitoring System, specifying tasks across phases from design to deployment and validation.</text:p>
      <text:h text:style-name="P2" text:outline-level="2"><text:bookmark text:name="key-tasks-requested"/>Key Tasks Requested</text:h>
      <text:list text:style-name="L1">
        <text:list-item>
          <text:p text:style-name="P3">Develop physics-based thermodynamic models for major engine components and subsystems, augmented by data-driven models using test data from 50-60 engine tests (ground, simulated altitude, flight) to create 17 DT blocks.</text:p>
        </text:list-item>
        <text:list-item>
          <text:p text:style-name="P3">Integrate models into a real-time computational framework with virtual sensors, sensor validation/recovery, optimal sensor selection (type/ location via observability), non-dimensional performance parameters, fault seeding for alarms, and GUI with drag-and-drop, data visualization, warnings/ alarms, and storage/ retrieval.</text:p>
        </text:list-item>
        <text:list-item>
          <text:p text:style-name="P3">Handle large heterogeneous data (design, FEM/ CFD simulations, engine tests), perform data integrity checks, pre-processing, feature extraction, and ML training (70/ 30 train/ validation split).</text:p>
        </text:list-item>
        <text:list-item>
          <text:p text:style-name="P3">Procure/ supply hardware platform with real-time OS/ libraries, deploy framework, train models on-site with DRDO data (no external sharing), and conduct anomaly detection/ isolation via error comparison against engine-to-engine tolerances.</text:p>
        </text:list-item>
        <text:list-item>
          <text:p text:style-name="P3">Prepare documentation (SRD, SDD, DDD, CDD, ATP, user manual), execute ToT, share IPR per terms, and validate models (≤5% error for DT blocks, ≤10% for virtual sensors using MAE, R², max error).</text:p>
        </text:list-item>
      </text:list>
      <text:h text:style-name="P2" text:outline-level="2"><text:bookmark text:name="nature-of-work"/>Nature of Work</text:h>
      <text:p text:style-name="Text_20_body">The work involves multidisciplinary engineering: aerothermodynamics for physics models, ML/ AI for data-driven augmentation (e.g., regression, anomaly detection), software integration for real-time simulation, and hardware deployment. It requires expertise in tools (open-source/ commercial/ in-house like NPSS/ GasTurb), data pipelines for large datasets, and domain knowledge in engine failure modes under flight conditions. Critical technologies include AI-augmented thermodynamics and virtual sensors, with on-site collaboration at DRDO premises for data security.</text:p>
      <text:h text:style-name="P2" text:outline-level="2"><text:bookmark text:name="effort-and-timeline"/>Effort and Timeline</text:h>
      <text:p text:style-name="Text_20_body">Effort spans high-fidelity modeling (initial physics + data fusion), integration/testing (offline/ online), and production (hardware/ software supply), demanding a team skilled in simulation, data science, and systems engineering over 36 months. Milestones include PDR (6 months, 20% payment), Detailed Design (12 months, 40%), Prototype (18 months, 60%), Production (30 months, 80%), and Completion/ToT (36 months, 100%).</text:p>
      <text:h text:style-name="P2" text:outline-level="2"><text:bookmark text:name="project-plan-phases"/><text:soft-page-break/>Project Plan Phas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Key Activities</text:p>
            </table:table-cell>
            <table:table-cell table:style-name="Table1.A1" office:value-type="string">
              <text:p text:style-name="Table_20_Heading">Milestones/Deliverables</text:p>
            </table:table-cell>
            <table:table-cell table:style-name="Table1.D1" office:value-type="string">
              <text:p text:style-name="Table_20_Heading">Timeline (Months)</text:p>
            </table:table-cell>
          </table:table-row>
        </table:table-header-rows>
        <table:table-row>
          <table:table-cell table:style-name="Table1.A2" office:value-type="string">
            <text:p text:style-name="Table_20_Contents">PDR</text:p>
          </table:table-cell>
          <table:table-cell table:style-name="Table1.A2" office:value-type="string">
            <text:p text:style-name="Table_20_Contents">Requirements finalization, tech survey, PDD approval</text:p>
          </table:table-cell>
          <table:table-cell table:style-name="Table1.A2" office:value-type="string">
            <text:p text:style-name="Table_20_Contents">Approved PDD/SRD</text:p>
          </table:table-cell>
          <table:table-cell table:style-name="Table1.D2" office:value-type="string">
            <text:p text:style-name="Table_20_Contents">6</text:p>
          </table:table-cell>
        </table:table-row>
        <table:table-row>
          <table:table-cell table:style-name="Table1.A2" office:value-type="string">
            <text:p text:style-name="Table_20_Contents">Detailed Design</text:p>
          </table:table-cell>
          <table:table-cell table:style-name="Table1.A2" office:value-type="string">
            <text:p text:style-name="Table_20_Contents">17 DT block designs, data pre-processing, BOM </text:p>
          </table:table-cell>
          <table:table-cell table:style-name="Table1.A2" office:value-type="string">
            <text:p text:style-name="Table_20_Contents">Approved SDD/DDD</text:p>
          </table:table-cell>
          <table:table-cell table:style-name="Table1.D2" office:value-type="string">
            <text:p text:style-name="Table_20_Contents">12</text:p>
          </table:table-cell>
        </table:table-row>
        <table:table-row>
          <table:table-cell table:style-name="Table1.A2" office:value-type="string">
            <text:p text:style-name="Table_20_Contents">Prototype</text:p>
          </table:table-cell>
          <table:table-cell table:style-name="Table1.A2" office:value-type="string">
            <text:p text:style-name="Table_20_Contents">Integrated model realization, validation with test data</text:p>
          </table:table-cell>
          <table:table-cell table:style-name="Table1.A2" office:value-type="string">
            <text:p text:style-name="Table_20_Contents">Approved CDD, prototype reports</text:p>
          </table:table-cell>
          <table:table-cell table:style-name="Table1.D2" office:value-type="string">
            <text:p text:style-name="Table_20_Contents">18</text:p>
          </table:table-cell>
        </table:table-row>
        <table:table-row>
          <table:table-cell table:style-name="Table1.A2" office:value-type="string">
            <text:p text:style-name="Table_20_Contents">Production</text:p>
          </table:table-cell>
          <table:table-cell table:style-name="Table1.A2" office:value-type="string">
            <text:p text:style-name="Table_20_Contents">Hardware procurement, on-site training/deployment, ATP </text:p>
          </table:table-cell>
          <table:table-cell table:style-name="Table1.A2" office:value-type="string">
            <text:p text:style-name="Table_20_Contents">Verified hardware/software, acceptance reports</text:p>
          </table:table-cell>
          <table:table-cell table:style-name="Table1.D2" office:value-type="string">
            <text:p text:style-name="Table_20_Contents">30</text:p>
          </table:table-cell>
        </table:table-row>
        <table:table-row>
          <table:table-cell table:style-name="Table1.A2" office:value-type="string">
            <text:p text:style-name="Table_20_Contents">Completion</text:p>
          </table:table-cell>
          <table:table-cell table:style-name="Table1.A2" office:value-type="string">
            <text:p text:style-name="Table_20_Contents">Documentation, ToT, IPR sharing </text:p>
          </table:table-cell>
          <table:table-cell table:style-name="Table1.A2" office:value-type="string">
            <text:p text:style-name="Table_20_Contents">Project success report, full framework supply</text:p>
          </table:table-cell>
          <table:table-cell table:style-name="Table1.D2" office:value-type="string">
            <text:p text:style-name="Table_20_Contents">36 </text:p>
          </table:table-cell>
        </table:table-row>
      </table:table>
      <text:h text:style-name="P2" text:outline-level="2"><text:bookmark text:name="expected-outcomes"/>Expected Outcomes</text:h>
      <text:p text:style-name="Text_20_body">Outcomes include a deployable hybrid DT framework mimicking engine behavior for diagnostics/prognostics, with real-time GUI, virtual sensors, and anomaly alarms; validated hardware/software platform; comprehensive docs; and metrics-proven fidelity (e.g., &lt;5% model error) for lifecycle monitoring. Success enables DRDO-independent use, with ATP committee evaluation of FoM, indigenous content, and recommendations.</text:p>
      <text:h text:style-name="P4" text:outline-level="1"><text:span text:style-name="T2">Project</text:span> <text:span text:style-name="T2">Plan</text:span></text:h>
      <text:p text:style-name="P5">The project plan for developing a hybrid Digital Twin (DT) framework for Aero Gas Turbine Engine Health Usage Monitoring System follows the 36-month timeline and milestones outlined in the PDD, with detailed activities, resources, and estimates derived from project requirements and industry benchmarks for similar aerospace DT initiatives.<text:a xlink:type="simple" xlink:href="https://appinventiv.com/blog/digital-twin-in-oil-and-gas/" office:target-frame-name="_blank" xlink:show="new" text:style-name="Internet_20_link" text:visited-style-name="Visited_20_Internet_20_Link">appinventiv+1</text:a>​</text:p>
      <text:h text:style-name="P6" text:outline-level="2"><text:bookmark text:name="timeline-and-milestones"/>Timeline and Milestones</text:h>
      <text:p text:style-name="Text_20_body">The overall timeline spans 36 months, divided into five phases with gated reviews and payments tied to milestones (20% at MS1, cumulative 40% at MS2, etc.)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Phase</text:p>
            </table:table-cell>
            <table:table-cell table:style-name="Table2.A1" office:value-type="string">
              <text:p text:style-name="Table_20_Heading">Duration (Months from Start)</text:p>
            </table:table-cell>
            <table:table-cell table:style-name="Table2.A1" office:value-type="string">
              <text:p text:style-name="Table_20_Heading">Key Milestone</text:p>
            </table:table-cell>
            <table:table-cell table:style-name="Table2.D1" office:value-type="string">
              <text:p text:style-name="Table_20_Heading">Deliverables</text:p>
            </table:table-cell>
          </table:table-row>
        </table:table-header-rows>
        <table:table-row>
          <table:table-cell table:style-name="Table2.A2" office:value-type="string">
            <text:p text:style-name="Table_20_Contents">Preliminary Design Review (PDR)</text:p>
          </table:table-cell>
          <table:table-cell table:style-name="Table2.A2" office:value-type="string">
            <text:p text:style-name="Table_20_Contents">0-6</text:p>
          </table:table-cell>
          <table:table-cell table:style-name="Table2.A2" office:value-type="string">
            <text:p text:style-name="Table_20_Contents">MS1: Approved PDD/SRD</text:p>
          </table:table-cell>
          <table:table-cell table:style-name="Table2.D2" office:value-type="string">
            <text:p text:style-name="Table_20_Contents">System Requirement Document (SRD), tech survey report, DT architecture </text:p>
          </table:table-cell>
        </table:table-row>
        <table:table-row>
          <table:table-cell table:style-name="Table2.A2" office:value-type="string">
            <text:p text:style-name="Table_20_Contents">Detailed Design</text:p>
          </table:table-cell>
          <table:table-cell table:style-name="Table2.A2" office:value-type="string">
            <text:p text:style-name="Table_20_Contents">6-12</text:p>
          </table:table-cell>
          <table:table-cell table:style-name="Table2.A2" office:value-type="string">
            <text:p text:style-name="Table_20_Contents">MS2: Approved SDD/DDD</text:p>
          </table:table-cell>
          <table:table-cell table:style-name="Table2.D2" office:value-type="string">
            <text:p text:style-name="Table_20_Contents">Detailed designs for 17 DT blocks, data pre-processing plan, tentative BOM </text:p>
          </table:table-cell>
        </table:table-row>
        <table:table-row>
          <table:table-cell table:style-name="Table2.A2" office:value-type="string">
            <text:p text:style-name="Table_20_Contents">Prototype Realization</text:p>
          </table:table-cell>
          <table:table-cell table:style-name="Table2.A2" office:value-type="string">
            <text:p text:style-name="Table_20_Contents">12-18</text:p>
          </table:table-cell>
          <table:table-cell table:style-name="Table2.A2" office:value-type="string">
            <text:p text:style-name="Table_20_Contents">MS3: Approved CDD</text:p>
          </table:table-cell>
          <table:table-cell table:style-name="Table2.D2" office:value-type="string">
            <text:p text:style-name="Table_20_Contents">Integrated prototype, offline/online validation reports, &lt;5% error on DT blocks </text:p>
          </table:table-cell>
        </table:table-row>
        <table:table-row>
          <table:table-cell table:style-name="Table2.A2" office:value-type="string">
            <text:p text:style-name="Table_20_Contents">Production and Supply</text:p>
          </table:table-cell>
          <table:table-cell table:style-name="Table2.A2" office:value-type="string">
            <text:p text:style-name="Table_20_Contents">18-30</text:p>
          </table:table-cell>
          <table:table-cell table:style-name="Table2.A2" office:value-type="string">
            <text:p text:style-name="Table_20_Contents">MS4: Acceptance Test Report</text:p>
          </table:table-cell>
          <table:table-cell table:style-name="Table2.D2" office:value-type="string">
            <text:p text:style-name="Table_20_Contents">Hardware/software supply, on-site model training, ATP execution </text:p>
          </table:table-cell>
        </table:table-row>
        <table:table-row>
          <table:table-cell table:style-name="Table2.A2" office:value-type="string">
            <text:p text:style-name="Table_20_Contents">Documentation and ToT</text:p>
          </table:table-cell>
          <table:table-cell table:style-name="Table2.A2" office:value-type="string">
            <text:p text:style-name="Table_20_Contents">30-36</text:p>
          </table:table-cell>
          <table:table-cell table:style-name="Table2.A2" office:value-type="string">
            <text:p text:style-name="Table_20_Contents">MS5: Project Completion</text:p>
          </table:table-cell>
          <table:table-cell table:style-name="Table2.D2" office:value-type="string">
            <text:p text:style-name="Table_20_Contents">Full docs, ToT execution, IPR sharing, verified framework (&lt;10% virtual sensor error) </text:p>
          </table:table-cell>
        </table:table-row>
      </table:table>
      <text:p text:style-name="Text_20_body"/>
      <text:h text:style-name="P6" text:outline-level="2"><text:bookmark text:name="resources-needed"/>Resources Needed</text:h>
      <text:p text:style-name="Text_20_body">A multidisciplinary team of 15-20 personnel is required, scaling from 8 in early phases to peak 20 during integration, based on complexity of aero-thermodynamics, ML, and real-time systems in similar projects. Computational resources include high-performance servers for training (e.g., GPU clusters) and real-time hardware (RTOS like VxWorks).<text:a xlink:type="simple" xlink:href="https://www.reddit.com/r/AerospaceEngineering/comments/1dp6pd9/modeling_and_simulation_engineers/" office:target-frame-name="_blank" xlink:show="new" text:style-name="Internet_20_link" text:visited-style-name="Visited_20_Internet_20_Link">reddit+1</text:a></text:p>
      <text:list text:style-name="L2">
        <text:list-item>
          <text:p text:style-name="P7"><text:span text:style-name="Strong_20_Emphasis">Human Resources</text:span>:</text:p>
          <text:list>
            <text:list-item>
              <text:p text:style-name="P7">4-6 Aerospace/Thermodynamics Engineers (physics-based modeling with NPSS/GasTurb).</text:p>
            </text:list-item>
            <text:list-item>
              <text:p text:style-name="P7">4-5 Data Scientists/ML Engineers (data-driven fusion, virtual sensors, anomaly detection).</text:p>
            </text:list-item>
            <text:list-item>
              <text:p text:style-name="P7">3-4 Software Engineers (GUI, real-time integration, Python/C++).</text:p>
            </text:list-item>
            <text:list-item>
              <text:p text:style-name="P7">2 Systems Engineers (hardware procurement, observability analysis).</text:p>
            </text:list-item>
            <text:list-item>
              <text:p text:style-name="P7">2 Project Managers/Quality Leads (reviews, ATP).</text:p>
            </text:list-item>
          </text:list>
        </text:list-item>
      </text:list>
      <text:p text:style-name="Text_20_body"><text:soft-page-break/></text:p>
      <text:list text:continue-numbering="true" text:style-name="L2">
        <text:list-item>
          <text:p text:style-name="P7"><text:span text:style-name="Strong_20_Emphasis">Hardware/Software</text:span>:</text:p>
          <text:list>
            <text:list-item>
              <text:p text:style-name="P7">Development: GPU workstations (e.g., NVIDIA A100), simulation tools (NPSS, ANSYS, open-source like PyTorch).</text:p>
            </text:list-item>
            <text:list-item>
              <text:p text:style-name="P7">Deployment: Real-time servers (e.g., industrial PCs with RTOS), ~400 test runs data access at DRDO site.</text:p>
            </text:list-item>
            <text:list-item>
              <text:p text:style-name="P7">Data: ~50-60 engine tests (ground/altitude/flight), FEM/CFD datasets.<text:a xlink:type="simple" xlink:href="https://www.swri.org/markets/electronics-automation/software/aerospace-software/numerical-propulsion-system-simulation-npss" office:target-frame-name="_blank" xlink:show="new" text:style-name="Internet_20_link" text:visited-style-name="Visited_20_Internet_20_Link">swri</text:a>​</text:p>
            </text:list-item>
          </text:list>
        </text:list-item>
      </text:list>
      <text:h text:style-name="P6" text:outline-level="2"><text:bookmark text:name="estimated-expenses"/>Estimated Expenses</text:h>
      <text:p text:style-name="Text_20_body">Total project cost estimated at $5-10M (scaled from oil/gas DT benchmarks of $0.5-4M and aerospace complexity like HyTEC's $80-100M shared funding), with 40-50% manpower, 20-30% hardware/tools, 20% testing/data, 10% overhead; payments milestone-linked at 20% increments.<text:a xlink:type="simple" xlink:href="https://appinventiv.com/blog/digital-twin-in-oil-and-gas/" office:target-frame-name="_blank" xlink:show="new" text:style-name="Internet_20_link" text:visited-style-name="Visited_20_Internet_20_Link">appinventiv+1</text:a>​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ategory</text:p>
            </table:table-cell>
            <table:table-cell table:style-name="Table3.A1" office:value-type="string">
              <text:p text:style-name="Table_20_Heading">Estimated Cost (% of Total)</text:p>
            </table:table-cell>
            <table:table-cell table:style-name="Table3.C1" office:value-type="string">
              <text:p text:style-name="Table_20_Heading">Breakdown</text:p>
            </table:table-cell>
          </table:table-row>
        </table:table-header-rows>
        <table:table-row>
          <table:table-cell table:style-name="Table3.A2" office:value-type="string">
            <text:p text:style-name="Table_20_Contents">Manpower</text:p>
          </table:table-cell>
          <table:table-cell table:style-name="Table3.A2" office:value-type="string">
            <text:p text:style-name="Table_20_Contents">45% ($2.25-4.5M)</text:p>
          </table:table-cell>
          <table:table-cell table:style-name="Table3.C2" office:value-type="string">
            <text:p text:style-name="Table_20_Contents">Salaries (₹20-50L/year/engineer), 36 months <text:a xlink:type="simple" xlink:href="https://www.reddit.com/r/AerospaceEngineering/comments/1dp6pd9/modeling_and_simulation_engineers/" office:target-frame-name="_blank" xlink:show="new" text:style-name="Internet_20_link" text:visited-style-name="Visited_20_Internet_20_Link">reddit</text:a>​</text:p>
          </table:table-cell>
        </table:table-row>
        <table:table-row>
          <table:table-cell table:style-name="Table3.A2" office:value-type="string">
            <text:p text:style-name="Table_20_Contents">Hardware</text:p>
          </table:table-cell>
          <table:table-cell table:style-name="Table3.A2" office:value-type="string">
            <text:p text:style-name="Table_20_Contents">25% ($1.25-2.5M)</text:p>
          </table:table-cell>
          <table:table-cell table:style-name="Table3.C2" office:value-type="string">
            <text:p text:style-name="Table_20_Contents">RTOS servers, GPUs, sensors (~$500K+ deployment) </text:p>
          </table:table-cell>
        </table:table-row>
        <table:table-row>
          <table:table-cell table:style-name="Table3.A2" office:value-type="string">
            <text:p text:style-name="Table_20_Contents">Software/Tools</text:p>
          </table:table-cell>
          <table:table-cell table:style-name="Table3.A2" office:value-type="string">
            <text:p text:style-name="Table_20_Contents">15% ($0.75-1.5M)</text:p>
          </table:table-cell>
          <table:table-cell table:style-name="Table3.C2" office:value-type="string">
            <text:p text:style-name="Table_20_Contents">Licenses (NPSS/GasTurb), cloud compute <text:a xlink:type="simple" xlink:href="https://www.swri.org/markets/electronics-automation/software/aerospace-software/numerical-propulsion-system-simulation-npss" office:target-frame-name="_blank" xlink:show="new" text:style-name="Internet_20_link" text:visited-style-name="Visited_20_Internet_20_Link">swri</text:a>​</text:p>
          </table:table-cell>
        </table:table-row>
        <table:table-row>
          <table:table-cell table:style-name="Table3.A2" office:value-type="string">
            <text:p text:style-name="Table_20_Contents">Testing/Travel</text:p>
          </table:table-cell>
          <table:table-cell table:style-name="Table3.A2" office:value-type="string">
            <text:p text:style-name="Table_20_Contents">10% ($0.5-1M)</text:p>
          </table:table-cell>
          <table:table-cell table:style-name="Table3.C2" office:value-type="string">
            <text:p text:style-name="Table_20_Contents">On-site DRDO validation, data handling </text:p>
          </table:table-cell>
        </table:table-row>
        <table:table-row>
          <table:table-cell table:style-name="Table3.A2" office:value-type="string">
            <text:p text:style-name="Table_20_Contents">Overhead/Misc</text:p>
          </table:table-cell>
          <table:table-cell table:style-name="Table3.A2" office:value-type="string">
            <text:p text:style-name="Table_20_Contents">5% ($0.25-0.5M)</text:p>
          </table:table-cell>
          <table:table-cell table:style-name="Table3.C2" office:value-type="string">
            <text:p text:style-name="Table_20_Contents">Documentation, ToT, contingencies</text:p>
          </table:table-cell>
        </table:table-row>
      </table:table>
      <text:p text:style-name="Text_20_body"/>
      <text:h text:style-name="P6" text:outline-level="2"><text:bookmark text:name="information-needed"/>Information Needed</text:h>
      <text:p text:style-name="Text_20_body">Access to proprietary data and specs is critical, provided progressively at DRDO premises to ensure security.</text:p>
      <text:list text:style-name="L3">
        <text:list-item>
          <text:p text:style-name="P8">Engine-specific details: Geometry, performance maps, 17 DT block definitions (e.g., compressor, turbine), failure modes.</text:p>
        </text:list-item>
        <text:list-item>
          <text:p text:style-name="P8">Test data: ~400 runs (70/30 train/validation split), PLA/flight conditions (altitude, Mach, inlet T/P).</text:p>
        </text:list-item>
        <text:list-item>
          <text:p text:style-name="P8">Validation criteria: Exact FoM, error bands (≤5% DT, ≤10% sensors), engine-to-engine tolerances, ATP template.</text:p>
        </text:list-item>
        <text:list-item>
          <text:p text:style-name="P8">Infrastructure: DRDO site for on-site training/deployment, sensor data formats.</text:p>
        </text:list-item>
      </text:list>
      <text:h text:style-name="P6" text:outline-level="2"><text:bookmark text:name="key-activities"/>Key Activities</text:h>
      <text:p text:style-name="Text_20_body">Activities follow a gated process with DRDO reviews, emphasizing hybrid model fidelity (physics + data-driven via regression/ML).</text:p>
      <text:list text:style-name="L4">
        <text:list-item>
          <text:p text:style-name="P9"><text:span text:style-name="Strong_20_Emphasis">PDR (0-6M)</text:span>: Requirements finalization, literature survey on AI-thermodynamics/virtual sensors, architecture design.</text:p>
        </text:list-item>
        <text:list-item>
          <text:p text:style-name="P9"><text:soft-page-break/><text:span text:style-name="Strong_20_Emphasis">Detailed Design (6-12M)</text:span>: Develop 17 physics-based DT blocks, data pre-processing/feature selection, hybrid fusion design, BOM finalization.</text:p>
        </text:list-item>
        <text:list-item>
          <text:p text:style-name="P9"><text:span text:style-name="Strong_20_Emphasis">Prototype (12-18M)</text:span>: Model integration, offline/online testing, clustering fused data, subsystem validation with synthesized data.</text:p>
        </text:list-item>
        <text:list-item>
          <text:p text:style-name="P9"><text:span text:style-name="Strong_20_Emphasis">Production (18-30M)</text:span>: Hardware procurement/integration, on-site ML training (no data export), GUI development, fault seeding/anomaly detection.</text:p>
        </text:list-item>
        <text:list-item>
          <text:p text:style-name="P9"><text:span text:style-name="Strong_20_Emphasis">Completion (30-36M)</text:span>: ATP execution by committee (FoM eval, indigenous content), docs/ToT, IPR handover.</text:p>
        </text:list-item>
      </text:list>
      <text:h text:style-name="P6" text:outline-level="2"><text:bookmark text:name="tangible-and-measurable-outcomes"/>Tangible and Measurable Outcomes</text:h>
      <text:p text:style-name="Text_20_body">Outcomes are quantifiable via PDD metrics, ensuring deployable DT for diagnostics/prognostics.</text:p>
      <text:list text:style-name="L5">
        <text:list-item>
          <text:p text:style-name="P10">Hybrid DT framework (17 blocks) with ≤5% error (MAE, R², max error) vs. physical engine.</text:p>
        </text:list-item>
        <text:list-item>
          <text:p text:style-name="P10">Virtual sensors (≤10% error), optimal sensor sets/locations via observability.</text:p>
        </text:list-item>
        <text:list-item>
          <text:p text:style-name="P10">Real-time GUI (drag-drop, alarms, visualizations), hardware platform, anomaly isolation logic.</text:p>
        </text:list-item>
        <text:list-item>
          <text:p text:style-name="P10">Docs (SRS/SDD/DDD/CDD/ATP/User Manual), trained models on 400+ tests, project success report.</text:p>
        </text:list-item>
        <text:list-item>
          <text:p text:style-name="P10">Committee-validated FoM (e.g., prediction accuracy &gt;95%), indigenous content analysis.</text:p>
        </text:list-item>
      </text:list>
      <text:p text:style-name="Text_20_body">Risks include data access delays (mitigate via early SRD) and model convergence (address with iterative 70/30 validation); success enables lifecycle engine monitoring.</text:p>
      <text:list text:style-name="L6">
        <text:list-item>
          <text:p text:style-name="P11"><text:a xlink:type="simple" xlink:href="https://appinventiv.com/blog/digital-twin-in-oil-and-gas/" text:style-name="Internet_20_link" text:visited-style-name="Visited_20_Internet_20_Link">https://appinventiv.com/blog/digital-twin-in-oil-and-gas/</text:a> </text:p>
        </text:list-item>
        <text:list-item>
          <text:p text:style-name="P11"><text:a xlink:type="simple" xlink:href="http://goldfinger.utias.utoronto.ca/IWACC8/UTIAS_IWACC8_TonyNerone.pdf" text:style-name="Internet_20_link" text:visited-style-name="Visited_20_Internet_20_Link">http://goldfinger.utias.utoronto.ca/IWACC8/UTIAS_IWACC8_TonyNerone.pdf</text:a> </text:p>
        </text:list-item>
        <text:list-item>
          <text:p text:style-name="P11"><text:a xlink:type="simple" xlink:href="https://www.reddit.com/r/AerospaceEngineering/comments/1dp6pd9/modeling_and_simulation_engineers/" text:style-name="Internet_20_link" text:visited-style-name="Visited_20_Internet_20_Link">https://www.reddit.com/r/AerospaceEngineering/comments/1dp6pd9/modeling_and_simulation_engineers/</text:a> </text:p>
        </text:list-item>
        <text:list-item>
          <text:p text:style-name="P11"><text:a xlink:type="simple" xlink:href="https://www.swri.org/markets/electronics-automation/software/aerospace-software/numerical-propulsion-system-simulation-npss" text:style-name="Internet_20_link" text:visited-style-name="Visited_20_Internet_20_Link">https://www.swri.org/markets/electronics-automation/software/aerospace-software/numerical-propulsion-system-simulation-npss</text:a> </text:p>
        </text:list-item>
        <text:list-item>
          <text:p text:style-name="P11"><text:a xlink:type="simple" xlink:href="https://www.visioneerit.com/blog/digital-twin-technology-the-260-billion-revolution-transforming-industries" text:style-name="Internet_20_link" text:visited-style-name="Visited_20_Internet_20_Link">https://www.visioneerit.com/blog/digital-twin-technology-the-260-billion-revolution-transforming-industries</text:a> </text:p>
        </text:list-item>
        <text:list-item>
          <text:p text:style-name="P11"><text:a xlink:type="simple" xlink:href="https://www.sciencedirect.com/science/article/abs/pii/S1359431124006227" text:style-name="Internet_20_link" text:visited-style-name="Visited_20_Internet_20_Link">https://www.sciencedirect.com/science/article/abs/pii/S1359431124006227</text:a> </text:p>
        </text:list-item>
        <text:list-item>
          <text:p text:style-name="P11"><text:a xlink:type="simple" xlink:href="https://www.gevernova.com/software/innovation/digital-twin-technology" text:style-name="Internet_20_link" text:visited-style-name="Visited_20_Internet_20_Link">https://www.gevernova.com/software/innovation/digital-twin-technology</text:a> </text:p>
        </text:list-item>
        <text:list-item>
          <text:p text:style-name="P11"><text:a xlink:type="simple" xlink:href="https://www.anylogic.com/resources/case-studies/atom-digital-twin-of-siemens-gas-turbine-fleet-operations/" text:style-name="Internet_20_link" text:visited-style-name="Visited_20_Internet_20_Link">https://www.anylogic.com/resources/case-studies/atom-digital-twin-of-siemens-gas-turbine-fleet-operations/</text:a> </text:p>
        </text:list-item>
        <text:list-item>
          <text:p text:style-name="P11"><text:a xlink:type="simple" xlink:href="https://webthesis.biblio.polito.it/25652/1/tesi.pdf" text:style-name="Internet_20_link" text:visited-style-name="Visited_20_Internet_20_Link">https://webthesis.biblio.polito.it/25652/1/tesi.pdf</text:a> </text:p>
        </text:list-item>
        <text:list-item>
          <text:p text:style-name="P11"><text:a xlink:type="simple" xlink:href="https://www.sciencedirect.com/science/article/abs/pii/S0967066124001746" text:style-name="Internet_20_link" text:visited-style-name="Visited_20_Internet_20_Link">https://www.sciencedirect.com/science/article/abs/pii/S0967066124001746</text:a> </text:p>
        </text:list-item>
        <text:list-item>
          <text:p text:style-name="P11"><text:a xlink:type="simple" xlink:href="https://www.cranfield.ac.uk/courses/short/aerospace/aero-digital-twin-technologies-for-gas-turbine-engines" text:style-name="Internet_20_link" text:visited-style-name="Visited_20_Internet_20_Link">https://www.cranfield.ac.uk/courses/short/aerospace/aero-digital-twin-technologies-for-gas-turbine-engines</text:a> </text:p>
        </text:list-item>
        <text:list-item>
          <text:p text:style-name="P11"><text:a xlink:type="simple" xlink:href="https://www.arxiv.org/pdf/2506.19503.pdf" text:style-name="Internet_20_link" text:visited-style-name="Visited_20_Internet_20_Link">https://www.arxiv.org/pdf/2506.19503.pdf</text:a> </text:p>
        </text:list-item>
        <text:list-item>
          <text:p text:style-name="P11"><text:a xlink:type="simple" xlink:href="https://dataintelo.com/report/digital-twin-gas-turbine-market" text:style-name="Internet_20_link" text:visited-style-name="Visited_20_Internet_20_Link">https://dataintelo.com/report/digital-twin-gas-turbine-market</text:a> </text:p>
        </text:list-item>
        <text:list-item>
          <text:p text:style-name="P11"><text:a xlink:type="simple" xlink:href="https://ntrs.nasa.gov/api/citations/20230012237/downloads/TM-20230012237_Final.pdf" text:style-name="Internet_20_link" text:visited-style-name="Visited_20_Internet_20_Link">https://ntrs.nasa.gov/api/citations/20230012237/downloads/TM-20230012237_Final.pdf</text:a> </text:p>
        </text:list-item>
        <text:list-item>
          <text:p text:style-name="P11"><text:a xlink:type="simple" xlink:href="https://www.linkedin.com/advice/0/youre-facing-budget-constraints-aerospace-pfufe" text:style-name="Internet_20_link" text:visited-style-name="Visited_20_Internet_20_Link">https://www.linkedin.com/advice/0/youre-facing-budget-constraints-aerospace-pfufe</text:a> </text:p>
        </text:list-item>
        <text:list-item>
          <text:p text:style-name="P11"><text:a xlink:type="simple" xlink:href="https://www.theseus.fi/bitstream/handle/10024/502736/Master's%20Thesis-Hamid%20Asgari.pdf?sequence=2&amp;isAllowed=y" text:style-name="Internet_20_link" text:visited-style-name="Visited_20_Internet_20_Link"><text:soft-page-break/>https://www.theseus.fi/bitstream/handle/10024/502736/Master's%20Thesis-Hamid%20Asgari.pdf?sequence=2&amp;isAllowed=y</text:a> </text:p>
        </text:list-item>
        <text:list-item>
          <text:p text:style-name="P11"><text:a xlink:type="simple" xlink:href="https://www.cal-tek.eu/proceedings/i3m/2023/sesde/003/pdf.pdf" text:style-name="Internet_20_link" text:visited-style-name="Visited_20_Internet_20_Link">https://www.cal-tek.eu/proceedings/i3m/2023/sesde/003/pdf.pdf</text:a> </text:p>
        </text:list-item>
        <text:list-item>
          <text:p text:style-name="P11"><text:a xlink:type="simple" xlink:href="https://www.theforage.com/simulations/ge-aerospace/human-resources-8hl7" text:style-name="Internet_20_link" text:visited-style-name="Visited_20_Internet_20_Link">https://www.theforage.com/simulations/ge-aerospace/human-resources-8hl7</text:a> </text:p>
        </text:list-item>
        <text:list-item>
          <text:p text:style-name="P11"><text:a xlink:type="simple" xlink:href="https://www.capgemini.com/us-en/wp-content/uploads/sites/30/2022/05/six-budget-considerations-for-digital-aviation-transformation-final.pdf" text:style-name="Internet_20_link" text:visited-style-name="Visited_20_Internet_20_Link">https://www.capgemini.com/us-en/wp-content/uploads/sites/30/2022/05/six-budget-considerations-for-digital-aviation-transformation-final.pdf</text:a> </text:p>
        </text:list-item>
        <text:list-item>
          <text:p text:style-name="P12"><text:a xlink:type="simple" xlink:href="https://www.cambridge.org/core/product/0415A99D66D539ACBB9173AE2A1CD7A6/core-reader" text:style-name="Internet_20_link" text:visited-style-name="Visited_20_Internet_20_Link">https://www.cambridge.org/core/product/0415A99D66D539ACBB9173AE2A1CD7A6/core-reader</text:a> </text:p>
        </text:list-item>
      </text:list>
      <text:p text:style-name="P5"/>
      <text:h text:style-name="P4" text:outline-level="1">Key restrictions, constraints, enablers, and strengtheners</text:h>
      <text:p text:style-name="P13">Key restrictions and constraints in the project stem from data security protocols and validation rigor, while enablers include phased funding and DRDO collaboration; strengtheners leverage hybrid modeling and standardized milestones.</text:p>
      <text:h text:style-name="P6" text:outline-level="2"><text:bookmark text:name="restrictions"/>Restrictions</text:h>
      <text:list text:style-name="L7">
        <text:list-item>
          <text:p text:style-name="P14">Strict data security: Engine test data (~400 runs) cannot be shared outside DRDO premises; all model training, modifications, and evaluations must occur on-site with DRDO oversight.</text:p>
        </text:list-item>
        <text:list-item>
          <text:p text:style-name="P14">No data export: Raw/sensitive engine run data (ground, altitude, flight tests) restricted to user premises, limiting off-site development and requiring physical presence for ~70/30 train/validation cycles.</text:p>
        </text:list-item>
        <text:list-item>
          <text:p text:style-name="P14">No exemptions: Zero waivers for startups or MSMEs on procurement, compliance, or deliverables.</text:p>
        </text:list-item>
      </text:list>
      <text:h text:style-name="P6" text:outline-level="2"><text:bookmark text:name="constraints"/>Constraints</text:h>
      <text:list text:style-name="L8">
        <text:list-item>
          <text:p text:style-name="P15">Tight fidelity metrics: DT blocks must achieve ≤5% error (MAE, R², max error) vs. physical engine; virtual sensors ≤10% error; deviations trigger ATP committee rejection.</text:p>
        </text:list-item>
        <text:list-item>
          <text:p text:style-name="P15">Fixed timeline and scope: 36-month schedule with gated milestones (PDR at 6M, completion at 36M); scope limited to one specified aero gas turbine engine and 17 DT blocks.</text:p>
        </text:list-item>
        <text:list-item>
          <text:p text:style-name="P15">Resource dependencies: Reliance on DRDO-provided data/formats, mutual-agreed hardware platforms, and committee approvals for FoM, indigenous content, and ATP.</text:p>
        </text:list-item>
        <text:list-item>
          <text:p text:style-name="P15">Payment linkage: Milestone-based disbursements (20% increments), halting progress if reviews fail.</text:p>
        </text:list-item>
      </text:list>
      <text:h text:style-name="P6" text:outline-level="2"><text:bookmark text:name="enablers"/>Enablers</text:h>
      <text:list text:style-name="L9">
        <text:list-item>
          <text:p text:style-name="P16">Phased funding: Cumulative payments (20% at MS1/PDR, up to 100% at MS5) aligned with deliverables, enabling resource scaling.</text:p>
        </text:list-item>
        <text:list-item>
          <text:p text:style-name="P16">Collaborative validation: Joint on-site evaluations with DRDO team, including synthesized data access and minor train/validation split variations per review committee.</text:p>
        </text:list-item>
        <text:list-item>
          <text:p text:style-name="P16">Tool flexibility: Use of open-source, commercial (e.g., NPSS), or in-house tools for physics/data-driven models; real-time OS libraries provided in scope.</text:p>
        </text:list-item>
        <text:list-item>
          <text:p text:style-name="P16">Structured process: Defined ATP document (finalized at PDR), anomaly detection framework (error banding vs. engine tolerances), and ToT/IPR sharing per TDF Scheme SOP.</text:p>
        </text:list-item>
      </text:list>
      <text:h text:style-name="P6" text:outline-level="2"><text:bookmark text:name="strengtheners"/><text:soft-page-break/>Strengthener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ategory</text:p>
            </table:table-cell>
            <table:table-cell table:style-name="Table4.A1" office:value-type="string">
              <text:p text:style-name="Table_20_Heading">Details</text:p>
            </table:table-cell>
            <table:table-cell table:style-name="Table4.A1" office:value-type="string">
              <text:p text:style-name="Table_20_Heading">Impact</text:p>
            </table:table-cell>
          </table:table-row>
        </table:table-header-rows>
        <table:table-row>
          <table:table-cell table:style-name="Table4.A1" office:value-type="string">
            <text:p text:style-name="Table_20_Contents">Hybrid Approach</text:p>
          </table:table-cell>
          <table:table-cell table:style-name="Table4.A1" office:value-type="string">
            <text:p text:style-name="Table_20_Contents">Physics-based thermodynamics augmented by data-driven ML (regression, feature selection) for 17 blocks, virtual sensors, and fault seeding </text:p>
          </table:table-cell>
          <table:table-cell table:style-name="Table4.A1" office:value-type="string">
            <text:p text:style-name="Table_20_Contents">Enhances fidelity, adaptability to failure modes/flight conditions; supports diagnostics/prognostics.</text:p>
          </table:table-cell>
        </table:table-row>
        <table:table-row>
          <table:table-cell table:style-name="Table4.A1" office:value-type="string">
            <text:p text:style-name="Table_20_Contents">Comprehensive Framework</text:p>
          </table:table-cell>
          <table:table-cell table:style-name="Table4.A1" office:value-type="string">
            <text:p text:style-name="Table_20_Contents">Includes GUI (drag-drop, alarms, visualizations), sensor optimization (observability-based), data integrity checks, and large heterogeneous data handling (FEM/CFD/tests) </text:p>
          </table:table-cell>
          <table:table-cell table:style-name="Table4.A1" office:value-type="string">
            <text:p text:style-name="Table_20_Contents">Enables real-time monitoring, decision-making across engine lifecycle.</text:p>
          </table:table-cell>
        </table:table-row>
        <table:table-row>
          <table:table-cell table:style-name="Table4.A1" office:value-type="string">
            <text:p text:style-name="Table_20_Contents">Rigorous Testing</text:p>
          </table:table-cell>
          <table:table-cell table:style-name="Table4.A1" office:value-type="string">
            <text:p text:style-name="Table_20_Contents">70/30 split on 400+ tests; anomaly isolation via PLA/flight input comparisons; FoM evaluation by formal committee </text:p>
          </table:table-cell>
          <table:table-cell table:style-name="Table4.A1" office:value-type="string">
            <text:p text:style-name="Table_20_Contents">Ensures deployable reliability, quantifies success (e.g., &gt;95% accuracy targets).</text:p>
          </table:table-cell>
        </table:table-row>
        <table:table-row>
          <table:table-cell table:style-name="Table4.A1" office:value-type="string">
            <text:p text:style-name="Table_20_Contents">Indigenous Focus</text:p>
          </table:table-cell>
          <table:table-cell table:style-name="Table4.A1" office:value-type="string">
            <text:p text:style-name="Table_20_Contents">ATP analysis of local content; scalable to user quantities per DPR/PDD </text:p>
          </table:table-cell>
          <table:table-cell table:style-name="Table4.A1" office:value-type="string">
            <text:p text:style-name="Table_20_Contents">Boosts strategic value, potential for broader DRDO adoption.</text:p>
          </table:table-cell>
        </table:table-row>
      </table:table>
      <text:p text:style-name="P17"/>
      <text:h text:style-name="P18" text:outline-level="1">Work Breakdown Structure (WBS)</text:h>
      <text:p text:style-name="P19">Below is a milestone-wise work breakdown structure (WBS) aligned exactly with the PDD milestones MS‑1 to MS‑5, expanded into concrete tasks and sub-tasks for execution and tracking.​</text:p>
      <text:p text:style-name="P20"/>
      <text:h text:style-name="P6" text:outline-level="2"><text:bookmark text:name="ms1-t04-months--preliminary-design-review"/>MS‑1 (T0–4 Months) – Preliminary Design Review</text:h>
      <text:p text:style-name="Text_20_body"><text:span text:style-name="Strong_20_Emphasis">Objective:</text:span> Freeze requirements, architecture, and preliminary design baseline.</text:p>
      <text:h text:style-name="Heading_20_3" text:outline-level="3">1.1 Project Initiation &amp; Governance</text:h>
      <text:list text:style-name="L10">
        <text:list-item>
          <text:p text:style-name="P21">Define project organization (roles, RACI, review committees) and communication plan.​</text:p>
        </text:list-item>
        <text:list-item>
          <text:p text:style-name="P21">Establish configuration management, document control, and toolchain (repo, issue tracker).</text:p>
        </text:list-item>
      </text:list>
      <text:h text:style-name="Heading_20_3" text:outline-level="3" text:is-list-header="true">1.2 Requirement Elicitation &amp; Clarification</text:h>
      <text:list text:style-name="L11">
        <text:list-item>
          <text:p text:style-name="P22">Conduct user interaction sessions with the DRDO lab to understand engine, Hums requirements, and operational constraints.​</text:p>
        </text:list-item>
        <text:list-item>
          <text:p text:style-name="P22">Capture functional and non-functional requirements (real-time, accuracy ≤5%/≤10%, security, data residency).</text:p>
        </text:list-item>
      </text:list>
      <text:h text:style-name="Heading_20_3" text:outline-level="3" text:is-list-header="true">1.3 System Requirements Document (SRD)</text:h>
      <text:list text:style-name="L12">
        <text:list-item>
          <text:p text:style-name="P23">Draft SRD covering: system scope, interfaces, performance metrics, test and acceptance criteria.​</text:p>
        </text:list-item>
        <text:list-item>
          <text:p text:style-name="P23">Iterate with DRDO for comments; baseline SRD as an approved configuration item.</text:p>
        </text:list-item>
      </text:list>
      <text:h text:style-name="Heading_20_3" text:outline-level="3" text:is-list-header="true">1.4 Technology Survey &amp; Critical Technology Identification</text:h>
      <text:list text:style-name="L13">
        <text:list-item>
          <text:p text:style-name="P24">Perform literature survey on:</text:p>
          <text:list>
            <text:list-item>
              <text:p text:style-name="P24">Physics-based gas turbine thermodynamic modeling.</text:p>
            </text:list-item>
            <text:list-item>
              <text:p text:style-name="P24">AI-augmented models and virtual sensors for aero engines.</text:p>
            </text:list-item>
            <text:list-item>
              <text:p text:style-name="P24">Hybrid DT architectures and anomaly detection methods.​</text:p>
            </text:list-item>
          </text:list>
        </text:list-item>
        <text:list-item>
          <text:p text:style-name="P24">Identify critical technologies:</text:p>
          <text:list>
            <text:list-item>
              <text:p text:style-name="P24">AI-augmented thermodynamic model.</text:p>
            </text:list-item>
            <text:list-item>
              <text:p text:style-name="P24">Virtual sensors.</text:p>
            </text:list-item>
            <text:list-item>
              <text:p text:style-name="P24">Hybrid model fusion framework.​</text:p>
            </text:list-item>
          </text:list>
        </text:list-item>
      </text:list>
      <text:h text:style-name="Heading_20_3" text:outline-level="3" text:is-list-header="true">1.5 High-Level DT Framework &amp; Architecture</text:h>
      <text:list text:style-name="L14">
        <text:list-item>
          <text:p text:style-name="P25">Define 17 DT building blocks using commercial/off-the-shelf, open-source, and in-house tools as permitted.​</text:p>
        </text:list-item>
        <text:list-item>
          <text:p text:style-name="P25"><text:soft-page-break/>Prepare logical and physical architecture diagrams (data flows, interfaces, real-time paths, storage).</text:p>
        </text:list-item>
      </text:list>
      <text:h text:style-name="Heading_20_3" text:outline-level="3" text:is-list-header="true">1.6 Preliminary Design Document (PDD) Finalization</text:h>
      <text:list text:style-name="L15">
        <text:list-item>
          <text:p text:style-name="P26">Consolidate SRD, architecture, critical tech list, and preliminary design assumptions into PDD.​</text:p>
        </text:list-item>
        <text:list-item>
          <text:p text:style-name="P26">Conduct internal pre-PDR review → address findings → present to DRDO PDR committee.</text:p>
        </text:list-item>
        <text:list-item>
          <text:p text:style-name="P26">Achieve formal <text:span text:style-name="Strong_20_Emphasis">PDD approval</text:span> as the MS‑1 deliverable (20% payment).​</text:p>
        </text:list-item>
      </text:list>
      <text:p text:style-name="P20"/>
      <text:h text:style-name="P6" text:outline-level="2"><text:bookmark text:name="ms2-t012-months--detailed-design--engineering-prot"/>MS‑2 (T0–12 Months) – Detailed Design &amp; Engineering Prototype Definition</text:h>
      <text:p text:style-name="Text_20_body"><text:span text:style-name="Strong_20_Emphasis">Objective:</text:span> Complete detailed design of all DT blocks and integrated system, with engineering prototype definition.</text:p>
      <text:h text:style-name="Heading_20_3" text:outline-level="3">2.1 Feasibility &amp; Modeling Strategy per Component</text:h>
      <text:list text:style-name="L16">
        <text:list-item>
          <text:p text:style-name="P27">For each of the 17 DT blocks, decide physics-based, data-driven, or hybrid modeling strategy based on feasibility study.​</text:p>
        </text:list-item>
        <text:list-item>
          <text:p text:style-name="P27">Document rationale (data availability, modeling complexity, real-time constraints).</text:p>
        </text:list-item>
      </text:list>
      <text:h text:style-name="Heading_20_3" text:outline-level="3" text:is-list-header="true">2.2 Detailed Design of DT Blocks (Component-Level)</text:h>
      <text:list text:style-name="L17">
        <text:list-item>
          <text:p text:style-name="P28">Develop detailed thermodynamic models for major components (compressor, combustor, turbine, nozzle, etc.).​</text:p>
        </text:list-item>
        <text:list-item>
          <text:p text:style-name="P28">Specify equations, maps, operating envelopes, and failure-mode representations.</text:p>
        </text:list-item>
        <text:list-item>
          <text:p text:style-name="P28">Design data-driven models (regressors/NNs) for blocks selected for ML augmentation.</text:p>
        </text:list-item>
      </text:list>
      <text:h text:style-name="Heading_20_3" text:outline-level="3" text:is-list-header="true">2.3 Data Strategy &amp; Pre-processing Design</text:h>
      <text:list text:style-name="L18">
        <text:list-item>
          <text:p text:style-name="P29">Plan collection and pre-processing of test data from 50–60 engine tests (ground, simulated altitude, flight).​</text:p>
        </text:list-item>
        <text:list-item>
          <text:p text:style-name="P29">Define feature selection, normalization, outlier handling, train/validation split (70/30), and storage schemas.</text:p>
        </text:list-item>
      </text:list>
      <text:h text:style-name="Heading_20_3" text:outline-level="3" text:is-list-header="true">2.4 Integrated System Design (17 DT Blocks)</text:h>
      <text:list text:style-name="L19">
        <text:list-item>
          <text:p text:style-name="P30">Define integration of component DT blocks into full-engine DT model: interfaces, variable naming, units, timing.​</text:p>
        </text:list-item>
        <text:list-item>
          <text:p text:style-name="P30">Design architecture for sensor management, virtual sensors, anomaly detection, and Hums outputs.</text:p>
        </text:list-item>
      </text:list>
      <text:h text:style-name="Heading_20_3" text:outline-level="3" text:is-list-header="true">2.5 Hardware &amp; Platform Definition</text:h>
      <text:list text:style-name="L20">
        <text:list-item>
          <text:p text:style-name="P31">Finalize tentative Bill of Material (BoM) for:</text:p>
          <text:list>
            <text:list-item>
              <text:p text:style-name="P31"><text:soft-page-break/>Real-time computational platform.</text:p>
            </text:list-item>
            <text:list-item>
              <text:p text:style-name="P31">Storage and networking.</text:p>
            </text:list-item>
            <text:list-item>
              <text:p text:style-name="P31">Any specific DAQ/hardware as required.​</text:p>
            </text:list-item>
          </text:list>
        </text:list-item>
        <text:list-item>
          <text:p text:style-name="P31">Define OS/RTOS, libraries, and middleware.</text:p>
        </text:list-item>
      </text:list>
      <text:h text:style-name="P32" text:outline-level="3" text:is-list-header="true">2.6 <text:span text:style-name="T3">System</text:span> Design Document (SDD) &amp; Detailed Design Document (DDD)</text:h>
      <text:list text:style-name="L21">
        <text:list-item>
          <text:p text:style-name="P33">Produce SDD (system-level) and DDD (component-level 17 DT blocks) as per PDD template.​</text:p>
        </text:list-item>
        <text:list-item>
          <text:p text:style-name="P33">Internal design reviews → DRDO design review for <text:span text:style-name="Strong_20_Emphasis">SDD/DDD approval</text:span>, including <text:span text:style-name="Emphasis">engineering prototype definition</text:span> (realization concept).</text:p>
        </text:list-item>
        <text:list-item>
          <text:p text:style-name="P33">MS‑2 achievement: <text:span text:style-name="Strong_20_Emphasis">Approved SDD + DDD + engineering prototype definition</text:span> (cumulative 40% payment).​</text:p>
        </text:list-item>
      </text:list>
      <text:p text:style-name="P20"/>
      <text:h text:style-name="P6" text:outline-level="2"><text:bookmark text:name="ms3-t018-months--prototype-development--critical-d"/>MS‑3 (T0–18 Months) – Prototype Development &amp; Critical Design Review</text:h>
      <text:p text:style-name="Text_20_body"><text:span text:style-name="Strong_20_Emphasis">Objective:</text:span> Realize integrated DT prototype, perform offline/online validation, and secure CDD approval.</text:p>
      <text:h text:style-name="P32" text:outline-level="3" text:is-list-header="true">3.1 <text:span text:style-name="T3">Prototype</text:span> Implementation of DT Blocks</text:h>
      <text:list text:style-name="L22">
        <text:list-item>
          <text:p text:style-name="P34">Implement physics-based models for each component as per DDD.​</text:p>
        </text:list-item>
        <text:list-item>
          <text:p text:style-name="P34">Implement data-driven models (regression/ML) and hybrid fusion logic (per block).</text:p>
        </text:list-item>
      </text:list>
      <text:h text:style-name="P32" text:outline-level="3" text:is-list-header="true">3.2 Data Handling &amp; Training</text:h>
      <text:list text:style-name="L23">
        <text:list-item>
          <text:p text:style-name="P35">Ingest and pre-process 50–60 engine tests; implement feature selection pipeline.​</text:p>
        </text:list-item>
        <text:list-item>
          <text:p text:style-name="P35">Train models using ~70% of ~400 runs for calibration and ~30% for validation (with committee-approved variations).​</text:p>
        </text:list-item>
        <text:list-item>
          <text:p text:style-name="P35">Store trained models and calibration parameters.</text:p>
        </text:list-item>
      </text:list>
      <text:h text:style-name="P32" text:outline-level="3" text:is-list-header="true">3.3 <text:span text:style-name="T3">Integrated</text:span> DT Prototype Assembly</text:h>
      <text:list text:style-name="L24">
        <text:list-item>
          <text:p text:style-name="P36">Integrate 17 DT blocks into a working <text:span text:style-name="Strong_20_Emphasis">engineering prototype</text:span> model with:</text:p>
          <text:list>
            <text:list-item>
              <text:p text:style-name="P36">Consistent I/O interfaces.</text:p>
            </text:list-item>
            <text:list-item>
              <text:p text:style-name="P36">Coherent scheduling/timing for real-time simulation.</text:p>
            </text:list-item>
            <text:list-item>
              <text:p text:style-name="P36">Basic GUI or console for internal testing.​</text:p>
            </text:list-item>
          </text:list>
        </text:list-item>
      </text:list>
      <text:h text:style-name="P32" text:outline-level="3" text:is-list-header="true">3.4 <text:span text:style-name="T3">Performance</text:span> Regime Clustering &amp; Algorithm Tuning</text:h>
      <text:list text:style-name="L25">
        <text:list-item>
          <text:p text:style-name="P37">Cluster fused data into different performance regimes (e.g., idle, climb, cruise).​</text:p>
        </text:list-item>
        <text:list-item>
          <text:p text:style-name="P37">Develop and tune algorithms for regime-specific predictions and transitions.</text:p>
        </text:list-item>
      </text:list>
      <text:h text:style-name="P32" text:outline-level="3" text:is-list-header="true"><text:soft-page-break/>3.5 <text:span text:style-name="T3">Prototype</text:span> Testing &amp; Validation (Offline/Online)</text:h>
      <text:list text:style-name="L26">
        <text:list-item>
          <text:p text:style-name="P38">Offline: Run DT prototype against historical/synthesized test data, compute MAE, R², max error for each block.​</text:p>
        </text:list-item>
        <text:list-item>
          <text:p text:style-name="P38">Online (simulation mode): Test real-time execution behavior in an integrated environment (non-final platform is acceptable).</text:p>
        </text:list-item>
        <text:list-item>
          <text:p text:style-name="P38">Verify prototype DT performance at subsystem and integrated levels against engine test/synthesized data.​</text:p>
        </text:list-item>
      </text:list>
      <text:h text:style-name="P32" text:outline-level="3" text:is-list-header="true">3.6 <text:span text:style-name="T3">Quality</text:span> Assurance &amp; Process Documentation</text:h>
      <text:list text:style-name="L27">
        <text:list-item>
          <text:p text:style-name="P39">Prepare process documents, quality assurance plan, and test reports for prototype verification.​</text:p>
        </text:list-item>
        <text:list-item>
          <text:p text:style-name="P39">Document deviations from targets, root cause analysis, and improvement actions.</text:p>
        </text:list-item>
      </text:list>
      <text:h text:style-name="P32" text:outline-level="3" text:is-list-header="true">3.7 <text:span text:style-name="T3">Critical</text:span> Design Document (CDD) &amp; Critical Design Review (CDR)</text:h>
      <text:list text:style-name="L28">
        <text:list-item>
          <text:p text:style-name="P40">Compile CDD capturing final design choices after prototype lessons.​</text:p>
        </text:list-item>
        <text:list-item>
          <text:p text:style-name="P40">Conduct CDR with DRDO; demonstrate:</text:p>
          <text:list>
            <text:list-item>
              <text:p text:style-name="P40">Prototype performance (offline/online).</text:p>
            </text:list-item>
            <text:list-item>
              <text:p text:style-name="P40">Compliance with fidelity targets trend toward ≤5%/≤10% error.</text:p>
            </text:list-item>
          </text:list>
        </text:list-item>
        <text:list-item>
          <text:p text:style-name="P40">MS‑3 achievement: <text:span text:style-name="Strong_20_Emphasis">Source code &amp; framework (initial version), test reports, QA plan, approved CDD</text:span> (cumulative 60% payment).​</text:p>
        </text:list-item>
      </text:list>
      <text:p text:style-name="P20"/>
      <text:h text:style-name="P6" text:outline-level="2"><text:bookmark text:name="ms4-t030-months--production--supply-atp-execution"/>MS‑4 (T0–30 Months) – Production &amp; Supply, ATP Execution</text:h>
      <text:p text:style-name="Text_20_body"><text:span text:style-name="Strong_20_Emphasis">Objective:</text:span> Move from prototype to production-grade DT system, deploy hardware/software, and execute ATP.</text:p>
      <text:h text:style-name="P32" text:outline-level="3" text:is-list-header="true">4.1 <text:span text:style-name="T3">Production</text:span>-Grade Hardware Procurement &amp; Setup</text:h>
      <text:list text:style-name="L29">
        <text:list-item>
          <text:p text:style-name="P41">Procure real-time supported hardware computational platform as per finalized BoM.​</text:p>
        </text:list-item>
        <text:list-item>
          <text:p text:style-name="P41">Install RTOS, drivers, and all necessary libraries; validate environment readiness.</text:p>
        </text:list-item>
      </text:list>
      <text:h text:style-name="P32" text:outline-level="3" text:is-list-header="true">4.2 <text:span text:style-name="T3">Production</text:span> Software Hardening</text:h>
      <text:list text:style-name="L30">
        <text:list-item>
          <text:p text:style-name="P42">Refine DT codebase into production version:</text:p>
          <text:list>
            <text:list-item>
              <text:p text:style-name="P42">Performance optimization for real-time execution.</text:p>
            </text:list-item>
            <text:list-item>
              <text:p text:style-name="P42">Exception handling, logging, fault tolerance.​</text:p>
            </text:list-item>
          </text:list>
        </text:list-item>
        <text:list-item>
          <text:p text:style-name="P42">Harden GUI with:</text:p>
          <text:list>
            <text:list-item>
              <text:p text:style-name="P42">Drag-and-drop configuration.</text:p>
            </text:list-item>
            <text:list-item>
              <text:p text:style-name="P42">Data presentation pane with alarms/warnings.</text:p>
            </text:list-item>
            <text:list-item>
              <text:p text:style-name="P42">Pictorial engine and component views.​</text:p>
            </text:list-item>
          </text:list>
        </text:list-item>
      </text:list>
      <text:h text:style-name="P32" text:outline-level="3" text:is-list-header="true"><text:soft-page-break/>4.3 <text:span text:style-name="T3">Integration</text:span> of Hardware &amp; Software</text:h>
      <text:list text:style-name="L31">
        <text:list-item>
          <text:p text:style-name="P43">Integrate DT framework, GUI, and data management stack on production hardware.​</text:p>
        </text:list-item>
        <text:list-item>
          <text:p text:style-name="P43">Validate end-to-end pipeline from input (PLA, flight conditions) to Hums outputs, alarms, and storage.</text:p>
        </text:list-item>
      </text:list>
      <text:h text:style-name="P32" text:outline-level="3" text:is-list-header="true">4.4 <text:span text:style-name="T3">Acceptance</text:span> Test Procedure &amp; Execution (ATP)</text:h>
      <text:list text:style-name="L32">
        <text:list-item>
          <text:p text:style-name="P44">Prepare detailed ATP document (based on Table‑1 building blocks and Section 4 of PDD).​</text:p>
        </text:list-item>
        <text:list-item>
          <text:p text:style-name="P44">Conduct ATP in DRDO environment:</text:p>
          <text:list>
            <text:list-item>
              <text:p text:style-name="P44">Functional tests for all DT blocks.</text:p>
            </text:list-item>
            <text:list-item>
              <text:p text:style-name="P44">Performance tests against accuracy criteria (≤5% DT blocks, ≤10% virtual sensors).</text:p>
            </text:list-item>
            <text:list-item>
              <text:p text:style-name="P44">Real-time execution tests.</text:p>
            </text:list-item>
            <text:list-item>
              <text:p text:style-name="P44">Sensor validation and recovery tests, optimal sensor set verification.</text:p>
            </text:list-item>
            <text:list-item>
              <text:p text:style-name="P44">Anomaly detection tests with fault seeding.​</text:p>
            </text:list-item>
          </text:list>
        </text:list-item>
      </text:list>
      <text:h text:style-name="P32" text:outline-level="3" text:is-list-header="true">4.5 On-Site Model Training &amp; Validation with DRDO Data</text:h>
      <text:list text:style-name="L33">
        <text:list-item>
          <text:p text:style-name="P45">Perform software development and tuning at user premises:</text:p>
          <text:list>
            <text:list-item>
              <text:p text:style-name="P45">Data pre-processing, feature extraction, ML model re-training as needed.</text:p>
            </text:list-item>
            <text:list-item>
              <text:p text:style-name="P45">Use ground, simulated altitude, and flight tests to finalize models.​</text:p>
            </text:list-item>
          </text:list>
        </text:list-item>
        <text:list-item>
          <text:p text:style-name="P45">No engine run data leaves DRDO premises; all modifications done in-house with DRDO participation.​</text:p>
        </text:list-item>
      </text:list>
      <text:h text:style-name="P32" text:outline-level="3" text:is-list-header="true">4.6 <text:span text:style-name="T3">Acceptance</text:span> Reports</text:h>
      <text:list text:style-name="L34">
        <text:list-item>
          <text:p text:style-name="P46">Prepare:</text:p>
          <text:list>
            <text:list-item>
              <text:p text:style-name="P46">Acceptance test report.</text:p>
            </text:list-item>
            <text:list-item>
              <text:p text:style-name="P46">Verification and validation report as per Para‑4 of PDD.​</text:p>
            </text:list-item>
          </text:list>
        </text:list-item>
        <text:list-item>
          <text:p text:style-name="P46">Facilitate user acceptance of supplied items (hardware + real-time DT model).​</text:p>
        </text:list-item>
        <text:list-item>
          <text:p text:style-name="P46">MS‑4 achievement: <text:span text:style-name="Strong_20_Emphasis">Verified &amp; validated DT + GUI source code, hardware/software acceptance, ATP report, user manual draft</text:span> (cumulative 80% payment).​</text:p>
        </text:list-item>
      </text:list>
      <text:p text:style-name="P20"/>
      <text:h text:style-name="P6" text:outline-level="2"><text:bookmark text:name="ms5-t036-months--documentation-tot-project-closure"/>MS‑5 (T0–36 Months) – Documentation, ToT, Project Closure</text:h>
      <text:p text:style-name="Text_20_body"><text:span text:style-name="Strong_20_Emphasis">Objective:</text:span> Complete documentation, execute ToT, finalize IPR, and close the project.</text:p>
      <text:h text:style-name="P32" text:outline-level="3" text:is-list-header="true">5.1 Final <text:span text:style-name="T3">Documentation</text:span> Set</text:h>
      <text:list text:style-name="L35">
        <text:list-item>
          <text:p text:style-name="P47">Complete project documentation including:</text:p>
          <text:list>
            <text:list-item>
              <text:p text:style-name="P47">Synthesized framework description of aero gas turbine DT (physics + data-based models).</text:p>
            </text:list-item>
            <text:list-item>
              <text:p text:style-name="P47"><text:soft-page-break/>Hardware platform, OS, and libraries description.​</text:p>
            </text:list-item>
            <text:list-item>
              <text:p text:style-name="P47">Full design &amp; test documentation (SRD, SDD, DDD, CDD, ATP, V&amp;V).</text:p>
            </text:list-item>
            <text:list-item>
              <text:p text:style-name="P47">User manual, admin manual, troubleshooting guide.​</text:p>
            </text:list-item>
          </text:list>
        </text:list-item>
      </text:list>
      <text:h text:style-name="P32" text:outline-level="3" text:is-list-header="true">5.2 Production &amp; Delivery of Final Deployable Units</text:h>
      <text:list text:style-name="L36">
        <text:list-item>
          <text:p text:style-name="P48">Deliver final integrated DT model (software + hardware) in required quantities as per DPR/PDD.​</text:p>
        </text:list-item>
        <text:list-item>
          <text:p text:style-name="P48">Verify final builds against ATP baselines and configuration records.</text:p>
        </text:list-item>
      </text:list>
      <text:h text:style-name="P32" text:outline-level="3" text:is-list-header="true">5.3 Transfer of Technology (ToT)</text:h>
      <text:list text:style-name="L37">
        <text:list-item>
          <text:p text:style-name="P49">Execute ToT as per TDF Scheme SOP:</text:p>
          <text:list>
            <text:list-item>
              <text:p text:style-name="P49">Conduct training sessions for DRDO personnel on operation, tuning, and maintenance.</text:p>
            </text:list-item>
            <text:list-item>
              <text:p text:style-name="P49">Hand over source code, build scripts, and configuration management procedures.</text:p>
            </text:list-item>
            <text:list-item>
              <text:p text:style-name="P49">Demonstrate update flow for future engine variants.​</text:p>
            </text:list-item>
          </text:list>
        </text:list-item>
      </text:list>
      <text:h text:style-name="P32" text:outline-level="3" text:is-list-header="true">5.4 IPR Sharing &amp; Legal Closure</text:h>
      <text:list text:style-name="L38">
        <text:list-item>
          <text:p text:style-name="P50">Implement IPR sharing as per Project Definition Document &amp; RFP terms.​</text:p>
        </text:list-item>
        <text:list-item>
          <text:p text:style-name="P50">Finalize licensing documentation and rights allocation between DRDO and industry partner.</text:p>
        </text:list-item>
      </text:list>
      <text:h text:style-name="P32" text:outline-level="3" text:is-list-header="true">5.5 Project <text:span text:style-name="T3">Success</text:span> &amp; Completion Reports</text:h>
      <text:list text:style-name="L39">
        <text:list-item>
          <text:p text:style-name="P51">Prepare:</text:p>
          <text:list>
            <text:list-item>
              <text:p text:style-name="P51">Project success report (technical achievements, FoM, indigenous content).</text:p>
            </text:list-item>
            <text:list-item>
              <text:p text:style-name="P51">Project completion report (scope, schedule, cost adherence, risk outcomes).​</text:p>
            </text:list-item>
          </text:list>
        </text:list-item>
        <text:list-item>
          <text:p text:style-name="P51">Support DRDO committee in final evaluation and recommendation for way ahead.​</text:p>
        </text:list-item>
        <text:list-item>
          <text:p text:style-name="P51">MS‑5 achievement: <text:span text:style-name="Strong_20_Emphasis">One complete DT framework set, hardware platform, full documentation, ToT executed, IPR shared</text:span> (cumulative 100% payment).​</text:p>
        </text:list-item>
      </text:list>
      <text:h text:style-name="Heading_20_2" text:outline-level="2">WBS Gant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G"/>
        <table:table-row table:style-name="Table5.1">
          <table:table-cell table:style-name="Table5.A1" office:value-type="string">
            <text:p text:style-name="P52"><text:span text:style-name="T4">WBS ID</text:span></text:p>
          </table:table-cell>
          <table:table-cell table:style-name="Table5.A1" office:value-type="string">
            <text:p text:style-name="P52"><text:span text:style-name="T4">Task Name</text:span></text:p>
          </table:table-cell>
          <table:table-cell table:style-name="Table5.A1" office:value-type="string">
            <text:p text:style-name="P52"><text:span text:style-name="T4">Start Week</text:span></text:p>
          </table:table-cell>
          <table:table-cell table:style-name="Table5.A1" office:value-type="string">
            <text:p text:style-name="P52"><text:span text:style-name="T4">End Week</text:span></text:p>
          </table:table-cell>
          <table:table-cell table:style-name="Table5.A1" office:value-type="string">
            <text:p text:style-name="P52"><text:span text:style-name="T4">Duration (Weeks)</text:span></text:p>
          </table:table-cell>
          <table:table-cell table:style-name="Table5.A1" office:value-type="string">
            <text:p text:style-name="P52"><text:span text:style-name="T4">Lead Role</text:span></text:p>
          </table:table-cell>
          <table:table-cell table:style-name="Table5.A1" office:value-type="string">
            <text:p text:style-name="P52"><text:span text:style-name="T4">Supporting Roles</text:span></text:p>
          </table:table-cell>
          <table:table-cell table:style-name="Table5.A1" office:value-type="string">
            <text:p text:style-name="P52"><text:span text:style-name="T4">Effort (PM)</text:span></text:p>
          </table:table-cell>
          <table:table-cell table:style-name="Table5.I1" office:value-type="string">
            <text:p text:style-name="P52"><text:span text:style-name="T4">Dependency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1.1</text:span></text:p>
          </table:table-cell>
          <table:table-cell table:style-name="Table5.A1" office:value-type="string">
            <text:p text:style-name="P54"><text:span text:style-name="T4">Project Initiation &amp; Governance</text:span></text:p>
          </table:table-cell>
          <table:table-cell table:style-name="Table5.A1" office:value-type="string">
            <text:p text:style-name="P53"><text:span text:style-name="T4">1</text:span></text:p>
          </table:table-cell>
          <table:table-cell table:style-name="Table5.A1" office:value-type="string">
            <text:p text:style-name="P53"><text:span text:style-name="T4">4</text:span></text:p>
          </table:table-cell>
          <table:table-cell table:style-name="Table5.A1" office:value-type="string">
            <text:p text:style-name="P53"><text:span text:style-name="T4">4</text:span></text:p>
          </table:table-cell>
          <table:table-cell table:style-name="Table5.A1" office:value-type="string">
            <text:p text:style-name="P54"><text:span text:style-name="T4">Project Manager</text:span></text:p>
          </table:table-cell>
          <table:table-cell table:style-name="Table5.A1" office:value-type="string">
            <text:p text:style-name="P54"><text:span text:style-name="T4">Program Coordinator</text:span></text:p>
          </table:table-cell>
          <table:table-cell table:style-name="Table5.A1" office:value-type="string">
            <text:p text:style-name="P53"><text:span text:style-name="T4">2</text:span></text:p>
          </table:table-cell>
          <table:table-cell table:style-name="Table5.I1" office:value-type="string">
            <text:p text:style-name="P54"><text:span text:style-name="T4">-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1.2</text:span></text:p>
          </table:table-cell>
          <table:table-cell table:style-name="Table5.A1" office:value-type="string">
            <text:p text:style-name="P54"><text:span text:style-name="T4">Requirement Elicitation &amp; Clarification</text:span></text:p>
          </table:table-cell>
          <table:table-cell table:style-name="Table5.A1" office:value-type="string">
            <text:p text:style-name="P53"><text:span text:style-name="T4">5</text:span></text:p>
          </table:table-cell>
          <table:table-cell table:style-name="Table5.A1" office:value-type="string">
            <text:p text:style-name="P53"><text:span text:style-name="T4">10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A1" office:value-type="string">
            <text:p text:style-name="P54"><text:span text:style-name="T4">Systems Engineer</text:span></text:p>
          </table:table-cell>
          <table:table-cell table:style-name="Table5.A1" office:value-type="string">
            <text:p text:style-name="P54"><text:span text:style-name="T4">PM DRDO Liaison</text:span></text:p>
          </table:table-cell>
          <table:table-cell table:style-name="Table5.A1" office:value-type="string">
            <text:p text:style-name="P53"><text:span text:style-name="T4">4</text:span></text:p>
          </table:table-cell>
          <table:table-cell table:style-name="Table5.I1" office:value-type="string">
            <text:p text:style-name="P53"><text:span text:style-name="T4">1.1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1.3</text:span></text:p>
          </table:table-cell>
          <table:table-cell table:style-name="Table5.A1" office:value-type="string">
            <text:p text:style-name="P54"><text:span text:style-name="T4">System </text:span><text:soft-page-break/><text:span text:style-name="T4">Requirements Document (SRD)</text:span></text:p>
          </table:table-cell>
          <table:table-cell table:style-name="Table5.A1" office:value-type="string">
            <text:p text:style-name="P53"><text:span text:style-name="T4">11</text:span></text:p>
          </table:table-cell>
          <table:table-cell table:style-name="Table5.A1" office:value-type="string">
            <text:p text:style-name="P53"><text:span text:style-name="T4">18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A1" office:value-type="string">
            <text:p text:style-name="P54"><text:span text:style-name="T4">Systems </text:span><text:soft-page-break/><text:span text:style-name="T4">Engineer</text:span></text:p>
          </table:table-cell>
          <table:table-cell table:style-name="Table5.A1" office:value-type="string">
            <text:p text:style-name="P54"><text:span text:style-name="T4">PM QA </text:span><text:soft-page-break/><text:span text:style-name="T4">Lead</text:span></text:p>
          </table:table-cell>
          <table:table-cell table:style-name="Table5.A1" office:value-type="string">
            <text:p text:style-name="P53"><text:span text:style-name="T4">5</text:span></text:p>
          </table:table-cell>
          <table:table-cell table:style-name="Table5.I1" office:value-type="string">
            <text:p text:style-name="P53"><text:span text:style-name="T4">1.2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1.4</text:span></text:p>
          </table:table-cell>
          <table:table-cell table:style-name="Table5.A1" office:value-type="string">
            <text:p text:style-name="P54"><text:span text:style-name="T4">Technology Survey &amp; Critical Tech ID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A1" office:value-type="string">
            <text:p text:style-name="P53"><text:span text:style-name="T4">17</text:span></text:p>
          </table:table-cell>
          <table:table-cell table:style-name="Table5.A1" office:value-type="string">
            <text:p text:style-name="P53"><text:span text:style-name="T4">12</text:span></text:p>
          </table:table-cell>
          <table:table-cell table:style-name="Table5.A1" office:value-type="string">
            <text:p text:style-name="P54"><text:span text:style-name="T4">Lead ML/AI Scientist</text:span></text:p>
          </table:table-cell>
          <table:table-cell table:style-name="Table5.A1" office:value-type="string">
            <text:p text:style-name="P54"><text:span text:style-name="T4">Lead Thermo Eng Academics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I1" office:value-type="string">
            <text:p text:style-name="P53"><text:span text:style-name="T4">1.1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1.5</text:span></text:p>
          </table:table-cell>
          <table:table-cell table:style-name="Table5.A1" office:value-type="string">
            <text:p text:style-name="P54"><text:span text:style-name="T4">High-Level DT Framework &amp; Architecture</text:span></text:p>
          </table:table-cell>
          <table:table-cell table:style-name="Table5.A1" office:value-type="string">
            <text:p text:style-name="P53"><text:span text:style-name="T4">15</text:span></text:p>
          </table:table-cell>
          <table:table-cell table:style-name="Table5.A1" office:value-type="string">
            <text:p text:style-name="P53"><text:span text:style-name="T4">22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A1" office:value-type="string">
            <text:p text:style-name="P54"><text:span text:style-name="T4">Software Architect</text:span></text:p>
          </table:table-cell>
          <table:table-cell table:style-name="Table5.A1" office:value-type="string">
            <text:p text:style-name="P54"><text:span text:style-name="T4">Systems Eng Lead Roles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I1" office:value-type="string">
            <text:p text:style-name="P53"><text:span text:style-name="T4">1.4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1.6</text:span></text:p>
          </table:table-cell>
          <table:table-cell table:style-name="Table5.A1" office:value-type="string">
            <text:p text:style-name="P54"><text:span text:style-name="T4">PDD Finalization &amp; PDR Approval</text:span></text:p>
          </table:table-cell>
          <table:table-cell table:style-name="Table5.A1" office:value-type="string">
            <text:p text:style-name="P53"><text:span text:style-name="T4">19</text:span></text:p>
          </table:table-cell>
          <table:table-cell table:style-name="Table5.A1" office:value-type="string">
            <text:p text:style-name="P53"><text:span text:style-name="T4">26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A1" office:value-type="string">
            <text:p text:style-name="P54"><text:span text:style-name="T4">Project Manager</text:span></text:p>
          </table:table-cell>
          <table:table-cell table:style-name="Table5.A1" office:value-type="string">
            <text:p text:style-name="P54"><text:span text:style-name="T4">Systems Eng All Leads</text:span></text:p>
          </table:table-cell>
          <table:table-cell table:style-name="Table5.A1" office:value-type="string">
            <text:p text:style-name="P53"><text:span text:style-name="T4">4</text:span></text:p>
          </table:table-cell>
          <table:table-cell table:style-name="Table5.I1" office:value-type="string">
            <text:p text:style-name="P54"><text:span text:style-name="T4">1.3 1.5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2.1</text:span></text:p>
          </table:table-cell>
          <table:table-cell table:style-name="Table5.A1" office:value-type="string">
            <text:p text:style-name="P54"><text:span text:style-name="T4">Feasibility &amp; Modeling Strategy</text:span></text:p>
          </table:table-cell>
          <table:table-cell table:style-name="Table5.A1" office:value-type="string">
            <text:p text:style-name="P53"><text:span text:style-name="T4">27</text:span></text:p>
          </table:table-cell>
          <table:table-cell table:style-name="Table5.A1" office:value-type="string">
            <text:p text:style-name="P53"><text:span text:style-name="T4">32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A1" office:value-type="string">
            <text:p text:style-name="P54"><text:span text:style-name="T4">Lead Thermo Eng</text:span></text:p>
          </table:table-cell>
          <table:table-cell table:style-name="Table5.A1" office:value-type="string">
            <text:p text:style-name="P54"><text:span text:style-name="T4">Lead ML Sci Systems Eng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I1" office:value-type="string">
            <text:p text:style-name="P53"><text:span text:style-name="T4">1.6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2.2</text:span></text:p>
          </table:table-cell>
          <table:table-cell table:style-name="Table5.A1" office:value-type="string">
            <text:p text:style-name="P54"><text:span text:style-name="T4">Detailed Design of 17 DT Blocks</text:span></text:p>
          </table:table-cell>
          <table:table-cell table:style-name="Table5.A1" office:value-type="string">
            <text:p text:style-name="P53"><text:span text:style-name="T4">33</text:span></text:p>
          </table:table-cell>
          <table:table-cell table:style-name="Table5.A1" office:value-type="string">
            <text:p text:style-name="P53"><text:span text:style-name="T4">48</text:span></text:p>
          </table:table-cell>
          <table:table-cell table:style-name="Table5.A1" office:value-type="string">
            <text:p text:style-name="P53"><text:span text:style-name="T4">16</text:span></text:p>
          </table:table-cell>
          <table:table-cell table:style-name="Table5.A1" office:value-type="string">
            <text:p text:style-name="P54"><text:span text:style-name="T4">Lead Thermo Eng</text:span></text:p>
          </table:table-cell>
          <table:table-cell table:style-name="Table5.A1" office:value-type="string">
            <text:p text:style-name="P54"><text:span text:style-name="T4">Lead ML Sci Data Eng</text:span></text:p>
          </table:table-cell>
          <table:table-cell table:style-name="Table5.A1" office:value-type="string">
            <text:p text:style-name="P53"><text:span text:style-name="T4">20</text:span></text:p>
          </table:table-cell>
          <table:table-cell table:style-name="Table5.I1" office:value-type="string">
            <text:p text:style-name="P53"><text:span text:style-name="T4">2.1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2.3</text:span></text:p>
          </table:table-cell>
          <table:table-cell table:style-name="Table5.A1" office:value-type="string">
            <text:p text:style-name="P54"><text:span text:style-name="T4">Data Strategy &amp; Pre-processing Design</text:span></text:p>
          </table:table-cell>
          <table:table-cell table:style-name="Table5.A1" office:value-type="string">
            <text:p text:style-name="P53"><text:span text:style-name="T4">27</text:span></text:p>
          </table:table-cell>
          <table:table-cell table:style-name="Table5.A1" office:value-type="string">
            <text:p text:style-name="P53"><text:span text:style-name="T4">38</text:span></text:p>
          </table:table-cell>
          <table:table-cell table:style-name="Table5.A1" office:value-type="string">
            <text:p text:style-name="P53"><text:span text:style-name="T4">12</text:span></text:p>
          </table:table-cell>
          <table:table-cell table:style-name="Table5.A1" office:value-type="string">
            <text:p text:style-name="P54"><text:span text:style-name="T4">Data Engineer</text:span></text:p>
          </table:table-cell>
          <table:table-cell table:style-name="Table5.A1" office:value-type="string">
            <text:p text:style-name="P54"><text:span text:style-name="T4">Lead ML Sci QA Lead</text:span></text:p>
          </table:table-cell>
          <table:table-cell table:style-name="Table5.A1" office:value-type="string">
            <text:p text:style-name="P53"><text:span text:style-name="T4">10</text:span></text:p>
          </table:table-cell>
          <table:table-cell table:style-name="Table5.I1" office:value-type="string">
            <text:p text:style-name="P53"><text:span text:style-name="T4">1.6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2.4</text:span></text:p>
          </table:table-cell>
          <table:table-cell table:style-name="Table5.A1" office:value-type="string">
            <text:p text:style-name="P54"><text:span text:style-name="T4">Integrated System Design (17 DT Blocks)</text:span></text:p>
          </table:table-cell>
          <table:table-cell table:style-name="Table5.A1" office:value-type="string">
            <text:p text:style-name="P53"><text:span text:style-name="T4">39</text:span></text:p>
          </table:table-cell>
          <table:table-cell table:style-name="Table5.A1" office:value-type="string">
            <text:p text:style-name="P53"><text:span text:style-name="T4">48</text:span></text:p>
          </table:table-cell>
          <table:table-cell table:style-name="Table5.A1" office:value-type="string">
            <text:p text:style-name="P53"><text:span text:style-name="T4">10</text:span></text:p>
          </table:table-cell>
          <table:table-cell table:style-name="Table5.A1" office:value-type="string">
            <text:p text:style-name="P54"><text:span text:style-name="T4">Software Architect</text:span></text:p>
          </table:table-cell>
          <table:table-cell table:style-name="Table5.A1" office:value-type="string">
            <text:p text:style-name="P54"><text:span text:style-name="T4">Systems Eng Lead Thermo</text:span></text:p>
          </table:table-cell>
          <table:table-cell table:style-name="Table5.A1" office:value-type="string">
            <text:p text:style-name="P53"><text:span text:style-name="T4">12</text:span></text:p>
          </table:table-cell>
          <table:table-cell table:style-name="Table5.I1" office:value-type="string">
            <text:p text:style-name="P53"><text:span text:style-name="T4">2.2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2.5</text:span></text:p>
          </table:table-cell>
          <table:table-cell table:style-name="Table5.A1" office:value-type="string">
            <text:p text:style-name="P54"><text:span text:style-name="T4">Hardware &amp; Platform Definition</text:span></text:p>
          </table:table-cell>
          <table:table-cell table:style-name="Table5.A1" office:value-type="string">
            <text:p text:style-name="P53"><text:span text:style-name="T4">35</text:span></text:p>
          </table:table-cell>
          <table:table-cell table:style-name="Table5.A1" office:value-type="string">
            <text:p text:style-name="P53"><text:span text:style-name="T4">42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A1" office:value-type="string">
            <text:p text:style-name="P54"><text:span text:style-name="T4">Systems Engineer</text:span></text:p>
          </table:table-cell>
          <table:table-cell table:style-name="Table5.A1" office:value-type="string">
            <text:p text:style-name="P54"><text:span text:style-name="T4">Software Arch QA Lead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I1" office:value-type="string">
            <text:p text:style-name="P53"><text:span text:style-name="T4">2.1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2.6</text:span></text:p>
          </table:table-cell>
          <table:table-cell table:style-name="Table5.A1" office:value-type="string">
            <text:p text:style-name="P54"><text:span text:style-name="T4">SDD/DDD Finalization &amp; Design Review</text:span></text:p>
          </table:table-cell>
          <table:table-cell table:style-name="Table5.A1" office:value-type="string">
            <text:p text:style-name="P53"><text:span text:style-name="T4">45</text:span></text:p>
          </table:table-cell>
          <table:table-cell table:style-name="Table5.A1" office:value-type="string">
            <text:p text:style-name="P53"><text:span text:style-name="T4">52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A1" office:value-type="string">
            <text:p text:style-name="P54"><text:span text:style-name="T4">Systems Engineer</text:span></text:p>
          </table:table-cell>
          <table:table-cell table:style-name="Table5.A1" office:value-type="string">
            <text:p text:style-name="P54"><text:span text:style-name="T4">PM All Technical Leads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I1" office:value-type="string">
            <text:p text:style-name="P54"><text:span text:style-name="T4">2.2 2.4 2.5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3.1</text:span></text:p>
          </table:table-cell>
          <table:table-cell table:style-name="Table5.A1" office:value-type="string">
            <text:p text:style-name="P54"><text:span text:style-name="T4">Prototype Implementation of DT Blocks</text:span></text:p>
          </table:table-cell>
          <table:table-cell table:style-name="Table5.A1" office:value-type="string">
            <text:p text:style-name="P53"><text:span text:style-name="T4">53</text:span></text:p>
          </table:table-cell>
          <table:table-cell table:style-name="Table5.A1" office:value-type="string">
            <text:p text:style-name="P53"><text:span text:style-name="T4">66</text:span></text:p>
          </table:table-cell>
          <table:table-cell table:style-name="Table5.A1" office:value-type="string">
            <text:p text:style-name="P53"><text:span text:style-name="T4">14</text:span></text:p>
          </table:table-cell>
          <table:table-cell table:style-name="Table5.A1" office:value-type="string">
            <text:p text:style-name="P54"><text:span text:style-name="T4">Lead Thermo Eng</text:span></text:p>
          </table:table-cell>
          <table:table-cell table:style-name="Table5.A1" office:value-type="string">
            <text:p text:style-name="P54"><text:span text:style-name="T4">Lead ML Sci Soft Arch JE</text:span></text:p>
          </table:table-cell>
          <table:table-cell table:style-name="Table5.A1" office:value-type="string">
            <text:p text:style-name="P53"><text:span text:style-name="T4">24</text:span></text:p>
          </table:table-cell>
          <table:table-cell table:style-name="Table5.I1" office:value-type="string">
            <text:p text:style-name="P53"><text:span text:style-name="T4">2.6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3.2</text:span></text:p>
          </table:table-cell>
          <table:table-cell table:style-name="Table5.A1" office:value-type="string">
            <text:p text:style-name="P54"><text:span text:style-name="T4">Data Handling Training &amp; Validation</text:span></text:p>
          </table:table-cell>
          <table:table-cell table:style-name="Table5.A1" office:value-type="string">
            <text:p text:style-name="P53"><text:span text:style-name="T4">53</text:span></text:p>
          </table:table-cell>
          <table:table-cell table:style-name="Table5.A1" office:value-type="string">
            <text:p text:style-name="P53"><text:span text:style-name="T4">68</text:span></text:p>
          </table:table-cell>
          <table:table-cell table:style-name="Table5.A1" office:value-type="string">
            <text:p text:style-name="P53"><text:span text:style-name="T4">16</text:span></text:p>
          </table:table-cell>
          <table:table-cell table:style-name="Table5.A1" office:value-type="string">
            <text:p text:style-name="P54"><text:span text:style-name="T4">Data Engineer</text:span></text:p>
          </table:table-cell>
          <table:table-cell table:style-name="Table5.A1" office:value-type="string">
            <text:p text:style-name="P54"><text:span text:style-name="T4">Lead ML Sci Lead Thermo</text:span></text:p>
          </table:table-cell>
          <table:table-cell table:style-name="Table5.A1" office:value-type="string">
            <text:p text:style-name="P53"><text:span text:style-name="T4">18</text:span></text:p>
          </table:table-cell>
          <table:table-cell table:style-name="Table5.I1" office:value-type="string">
            <text:p text:style-name="P53"><text:span text:style-name="T4">2.3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3.3</text:span></text:p>
          </table:table-cell>
          <table:table-cell table:style-name="Table5.A1" office:value-type="string">
            <text:p text:style-name="P54"><text:span text:style-name="T4">Integrated DT Prototype Assembly</text:span></text:p>
          </table:table-cell>
          <table:table-cell table:style-name="Table5.A1" office:value-type="string">
            <text:p text:style-name="P53"><text:span text:style-name="T4">63</text:span></text:p>
          </table:table-cell>
          <table:table-cell table:style-name="Table5.A1" office:value-type="string">
            <text:p text:style-name="P53"><text:span text:style-name="T4">72</text:span></text:p>
          </table:table-cell>
          <table:table-cell table:style-name="Table5.A1" office:value-type="string">
            <text:p text:style-name="P53"><text:span text:style-name="T4">10</text:span></text:p>
          </table:table-cell>
          <table:table-cell table:style-name="Table5.A1" office:value-type="string">
            <text:p text:style-name="P54"><text:span text:style-name="T4">Software Architect</text:span></text:p>
          </table:table-cell>
          <table:table-cell table:style-name="Table5.A1" office:value-type="string">
            <text:p text:style-name="P54"><text:span text:style-name="T4">Lead Thermo Eng Soft Eng</text:span></text:p>
          </table:table-cell>
          <table:table-cell table:style-name="Table5.A1" office:value-type="string">
            <text:p text:style-name="P53"><text:span text:style-name="T4">14</text:span></text:p>
          </table:table-cell>
          <table:table-cell table:style-name="Table5.I1" office:value-type="string">
            <text:p text:style-name="P53"><text:span text:style-name="T4">3.1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3.4</text:span></text:p>
          </table:table-cell>
          <table:table-cell table:style-name="Table5.A1" office:value-type="string">
            <text:p text:style-name="P54"><text:span text:style-name="T4">Performance Regime Clustering &amp; Tuning</text:span></text:p>
          </table:table-cell>
          <table:table-cell table:style-name="Table5.A1" office:value-type="string">
            <text:p text:style-name="P53"><text:span text:style-name="T4">65</text:span></text:p>
          </table:table-cell>
          <table:table-cell table:style-name="Table5.A1" office:value-type="string">
            <text:p text:style-name="P53"><text:span text:style-name="T4">72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A1" office:value-type="string">
            <text:p text:style-name="P54"><text:span text:style-name="T4">Lead ML/AI Scientist</text:span></text:p>
          </table:table-cell>
          <table:table-cell table:style-name="Table5.A1" office:value-type="string">
            <text:p text:style-name="P54"><text:span text:style-name="T4">Data Engineer Lead Thermo</text:span></text:p>
          </table:table-cell>
          <table:table-cell table:style-name="Table5.A1" office:value-type="string">
            <text:p text:style-name="P53"><text:span text:style-name="T4">10</text:span></text:p>
          </table:table-cell>
          <table:table-cell table:style-name="Table5.I1" office:value-type="string">
            <text:p text:style-name="P53"><text:span text:style-name="T4">3.2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3.5</text:span></text:p>
          </table:table-cell>
          <table:table-cell table:style-name="Table5.A1" office:value-type="string">
            <text:p text:style-name="P54"><text:span text:style-name="T4">Prototype Testing &amp; Validation</text:span></text:p>
          </table:table-cell>
          <table:table-cell table:style-name="Table5.A1" office:value-type="string">
            <text:p text:style-name="P53"><text:span text:style-name="T4">67</text:span></text:p>
          </table:table-cell>
          <table:table-cell table:style-name="Table5.A1" office:value-type="string">
            <text:p text:style-name="P53"><text:span text:style-name="T4">76</text:span></text:p>
          </table:table-cell>
          <table:table-cell table:style-name="Table5.A1" office:value-type="string">
            <text:p text:style-name="P53"><text:span text:style-name="T4">10</text:span></text:p>
          </table:table-cell>
          <table:table-cell table:style-name="Table5.A1" office:value-type="string">
            <text:p text:style-name="P54"><text:span text:style-name="T4">QA Lead</text:span></text:p>
          </table:table-cell>
          <table:table-cell table:style-name="Table5.A1" office:value-type="string">
            <text:p text:style-name="P54"><text:span text:style-name="T4">Lead Thermo Eng QA Team</text:span></text:p>
          </table:table-cell>
          <table:table-cell table:style-name="Table5.A1" office:value-type="string">
            <text:p text:style-name="P53"><text:span text:style-name="T4">12</text:span></text:p>
          </table:table-cell>
          <table:table-cell table:style-name="Table5.I1" office:value-type="string">
            <text:p text:style-name="P54"><text:span text:style-name="T4">3.3 3.4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3.6</text:span></text:p>
          </table:table-cell>
          <table:table-cell table:style-name="Table5.A1" office:value-type="string">
            <text:p text:style-name="P54"><text:span text:style-name="T4">QA &amp; Process Documentation</text:span></text:p>
          </table:table-cell>
          <table:table-cell table:style-name="Table5.A1" office:value-type="string">
            <text:p text:style-name="P53"><text:span text:style-name="T4">70</text:span></text:p>
          </table:table-cell>
          <table:table-cell table:style-name="Table5.A1" office:value-type="string">
            <text:p text:style-name="P53"><text:span text:style-name="T4">75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A1" office:value-type="string">
            <text:p text:style-name="P54"><text:span text:style-name="T4">QA Lead</text:span></text:p>
          </table:table-cell>
          <table:table-cell table:style-name="Table5.A1" office:value-type="string">
            <text:p text:style-name="P54"><text:span text:style-name="T4">PM Technical </text:span><text:soft-page-break/><text:span text:style-name="T4">Writers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I1" office:value-type="string">
            <text:p text:style-name="P53"><text:span text:style-name="T4">3.5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3.7</text:span></text:p>
          </table:table-cell>
          <table:table-cell table:style-name="Table5.A1" office:value-type="string">
            <text:p text:style-name="P54"><text:span text:style-name="T4">CDD &amp; Critical Design Review (CDR)</text:span></text:p>
          </table:table-cell>
          <table:table-cell table:style-name="Table5.A1" office:value-type="string">
            <text:p text:style-name="P53"><text:span text:style-name="T4">73</text:span></text:p>
          </table:table-cell>
          <table:table-cell table:style-name="Table5.A1" office:value-type="string">
            <text:p text:style-name="P53"><text:span text:style-name="T4">78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A1" office:value-type="string">
            <text:p text:style-name="P54"><text:span text:style-name="T4">Systems Engineer</text:span></text:p>
          </table:table-cell>
          <table:table-cell table:style-name="Table5.A1" office:value-type="string">
            <text:p text:style-name="P54"><text:span text:style-name="T4">PM All Leads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I1" office:value-type="string">
            <text:p text:style-name="P53"><text:span text:style-name="T4">3.6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4.1</text:span></text:p>
          </table:table-cell>
          <table:table-cell table:style-name="Table5.A1" office:value-type="string">
            <text:p text:style-name="P54"><text:span text:style-name="T4">Hardware Procurement &amp; Setup</text:span></text:p>
          </table:table-cell>
          <table:table-cell table:style-name="Table5.A1" office:value-type="string">
            <text:p text:style-name="P53"><text:span text:style-name="T4">79</text:span></text:p>
          </table:table-cell>
          <table:table-cell table:style-name="Table5.A1" office:value-type="string">
            <text:p text:style-name="P53"><text:span text:style-name="T4">90</text:span></text:p>
          </table:table-cell>
          <table:table-cell table:style-name="Table5.A1" office:value-type="string">
            <text:p text:style-name="P53"><text:span text:style-name="T4">12</text:span></text:p>
          </table:table-cell>
          <table:table-cell table:style-name="Table5.A1" office:value-type="string">
            <text:p text:style-name="P54"><text:span text:style-name="T4">Systems Engineer</text:span></text:p>
          </table:table-cell>
          <table:table-cell table:style-name="Table5.A1" office:value-type="string">
            <text:p text:style-name="P54"><text:span text:style-name="T4">Soft Arch Admin Vendors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I1" office:value-type="string">
            <text:p text:style-name="P53"><text:span text:style-name="T4">3.7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4.2</text:span></text:p>
          </table:table-cell>
          <table:table-cell table:style-name="Table5.A1" office:value-type="string">
            <text:p text:style-name="P54"><text:span text:style-name="T4">Production Software Hardening</text:span></text:p>
          </table:table-cell>
          <table:table-cell table:style-name="Table5.A1" office:value-type="string">
            <text:p text:style-name="P53"><text:span text:style-name="T4">85</text:span></text:p>
          </table:table-cell>
          <table:table-cell table:style-name="Table5.A1" office:value-type="string">
            <text:p text:style-name="P53"><text:span text:style-name="T4">100</text:span></text:p>
          </table:table-cell>
          <table:table-cell table:style-name="Table5.A1" office:value-type="string">
            <text:p text:style-name="P53"><text:span text:style-name="T4">16</text:span></text:p>
          </table:table-cell>
          <table:table-cell table:style-name="Table5.A1" office:value-type="string">
            <text:p text:style-name="P54"><text:span text:style-name="T4">Software Architect</text:span></text:p>
          </table:table-cell>
          <table:table-cell table:style-name="Table5.A1" office:value-type="string">
            <text:p text:style-name="P54"><text:span text:style-name="T4">GUI Dev Soft Eng QA</text:span></text:p>
          </table:table-cell>
          <table:table-cell table:style-name="Table5.A1" office:value-type="string">
            <text:p text:style-name="P53"><text:span text:style-name="T4">18</text:span></text:p>
          </table:table-cell>
          <table:table-cell table:style-name="Table5.I1" office:value-type="string">
            <text:p text:style-name="P53"><text:span text:style-name="T4">3.7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4.3</text:span></text:p>
          </table:table-cell>
          <table:table-cell table:style-name="Table5.A1" office:value-type="string">
            <text:p text:style-name="P54"><text:span text:style-name="T4">Hardware &amp; Software Integration</text:span></text:p>
          </table:table-cell>
          <table:table-cell table:style-name="Table5.A1" office:value-type="string">
            <text:p text:style-name="P53"><text:span text:style-name="T4">99</text:span></text:p>
          </table:table-cell>
          <table:table-cell table:style-name="Table5.A1" office:value-type="string">
            <text:p text:style-name="P53"><text:span text:style-name="T4">110</text:span></text:p>
          </table:table-cell>
          <table:table-cell table:style-name="Table5.A1" office:value-type="string">
            <text:p text:style-name="P53"><text:span text:style-name="T4">12</text:span></text:p>
          </table:table-cell>
          <table:table-cell table:style-name="Table5.A1" office:value-type="string">
            <text:p text:style-name="P54"><text:span text:style-name="T4">Software Architect</text:span></text:p>
          </table:table-cell>
          <table:table-cell table:style-name="Table5.A1" office:value-type="string">
            <text:p text:style-name="P54"><text:span text:style-name="T4">Systems Eng Soft Team</text:span></text:p>
          </table:table-cell>
          <table:table-cell table:style-name="Table5.A1" office:value-type="string">
            <text:p text:style-name="P53"><text:span text:style-name="T4">14</text:span></text:p>
          </table:table-cell>
          <table:table-cell table:style-name="Table5.I1" office:value-type="string">
            <text:p text:style-name="P54"><text:span text:style-name="T4">4.1 4.2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4.4</text:span></text:p>
          </table:table-cell>
          <table:table-cell table:style-name="Table5.A1" office:value-type="string">
            <text:p text:style-name="P54"><text:span text:style-name="T4">ATP Procedure &amp; Execution</text:span></text:p>
          </table:table-cell>
          <table:table-cell table:style-name="Table5.A1" office:value-type="string">
            <text:p text:style-name="P53"><text:span text:style-name="T4">109</text:span></text:p>
          </table:table-cell>
          <table:table-cell table:style-name="Table5.A1" office:value-type="string">
            <text:p text:style-name="P53"><text:span text:style-name="T4">124</text:span></text:p>
          </table:table-cell>
          <table:table-cell table:style-name="Table5.A1" office:value-type="string">
            <text:p text:style-name="P53"><text:span text:style-name="T4">16</text:span></text:p>
          </table:table-cell>
          <table:table-cell table:style-name="Table5.A1" office:value-type="string">
            <text:p text:style-name="P54"><text:span text:style-name="T4">QA Lead</text:span></text:p>
          </table:table-cell>
          <table:table-cell table:style-name="Table5.A1" office:value-type="string">
            <text:p text:style-name="P54"><text:span text:style-name="T4">PM All Teams DRDO</text:span></text:p>
          </table:table-cell>
          <table:table-cell table:style-name="Table5.A1" office:value-type="string">
            <text:p text:style-name="P53"><text:span text:style-name="T4">16</text:span></text:p>
          </table:table-cell>
          <table:table-cell table:style-name="Table5.I1" office:value-type="string">
            <text:p text:style-name="P53"><text:span text:style-name="T4">4.3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4.5</text:span></text:p>
          </table:table-cell>
          <table:table-cell table:style-name="Table5.A1" office:value-type="string">
            <text:p text:style-name="P54"><text:span text:style-name="T4">On-Site Model Training &amp; Validation</text:span></text:p>
          </table:table-cell>
          <table:table-cell table:style-name="Table5.A1" office:value-type="string">
            <text:p text:style-name="P53"><text:span text:style-name="T4">95</text:span></text:p>
          </table:table-cell>
          <table:table-cell table:style-name="Table5.A1" office:value-type="string">
            <text:p text:style-name="P53"><text:span text:style-name="T4">114</text:span></text:p>
          </table:table-cell>
          <table:table-cell table:style-name="Table5.A1" office:value-type="string">
            <text:p text:style-name="P53"><text:span text:style-name="T4">20</text:span></text:p>
          </table:table-cell>
          <table:table-cell table:style-name="Table5.A1" office:value-type="string">
            <text:p text:style-name="P54"><text:span text:style-name="T4">Lead ML/AI Scientist</text:span></text:p>
          </table:table-cell>
          <table:table-cell table:style-name="Table5.A1" office:value-type="string">
            <text:p text:style-name="P54"><text:span text:style-name="T4">Data Eng Lead Thermo JE</text:span></text:p>
          </table:table-cell>
          <table:table-cell table:style-name="Table5.A1" office:value-type="string">
            <text:p text:style-name="P53"><text:span text:style-name="T4">22</text:span></text:p>
          </table:table-cell>
          <table:table-cell table:style-name="Table5.I1" office:value-type="string">
            <text:p text:style-name="P53"><text:span text:style-name="T4">4.2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4.6</text:span></text:p>
          </table:table-cell>
          <table:table-cell table:style-name="Table5.A1" office:value-type="string">
            <text:p text:style-name="P54"><text:span text:style-name="T4">Acceptance Reports &amp; Final Sign-off</text:span></text:p>
          </table:table-cell>
          <table:table-cell table:style-name="Table5.A1" office:value-type="string">
            <text:p text:style-name="P53"><text:span text:style-name="T4">125</text:span></text:p>
          </table:table-cell>
          <table:table-cell table:style-name="Table5.A1" office:value-type="string">
            <text:p text:style-name="P53"><text:span text:style-name="T4">130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A1" office:value-type="string">
            <text:p text:style-name="P54"><text:span text:style-name="T4">QA Lead</text:span></text:p>
          </table:table-cell>
          <table:table-cell table:style-name="Table5.A1" office:value-type="string">
            <text:p text:style-name="P54"><text:span text:style-name="T4">PM Systems Eng</text:span></text:p>
          </table:table-cell>
          <table:table-cell table:style-name="Table5.A1" office:value-type="string">
            <text:p text:style-name="P53"><text:span text:style-name="T4">4</text:span></text:p>
          </table:table-cell>
          <table:table-cell table:style-name="Table5.I1" office:value-type="string">
            <text:p text:style-name="P54"><text:span text:style-name="T4">4.4 4.5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5.1</text:span></text:p>
          </table:table-cell>
          <table:table-cell table:style-name="Table5.A1" office:value-type="string">
            <text:p text:style-name="P54"><text:span text:style-name="T4">Final Documentation Set</text:span></text:p>
          </table:table-cell>
          <table:table-cell table:style-name="Table5.A1" office:value-type="string">
            <text:p text:style-name="P53"><text:span text:style-name="T4">131</text:span></text:p>
          </table:table-cell>
          <table:table-cell table:style-name="Table5.A1" office:value-type="string">
            <text:p text:style-name="P53"><text:span text:style-name="T4">142</text:span></text:p>
          </table:table-cell>
          <table:table-cell table:style-name="Table5.A1" office:value-type="string">
            <text:p text:style-name="P53"><text:span text:style-name="T4">12</text:span></text:p>
          </table:table-cell>
          <table:table-cell table:style-name="Table5.A1" office:value-type="string">
            <text:p text:style-name="P54"><text:span text:style-name="T4">Project Manager</text:span></text:p>
          </table:table-cell>
          <table:table-cell table:style-name="Table5.A1" office:value-type="string">
            <text:p text:style-name="P54"><text:span text:style-name="T4">Tech Writers All Leads</text:span></text:p>
          </table:table-cell>
          <table:table-cell table:style-name="Table5.A1" office:value-type="string">
            <text:p text:style-name="P53"><text:span text:style-name="T4">8</text:span></text:p>
          </table:table-cell>
          <table:table-cell table:style-name="Table5.I1" office:value-type="string">
            <text:p text:style-name="P53"><text:span text:style-name="T4">4.6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5.2</text:span></text:p>
          </table:table-cell>
          <table:table-cell table:style-name="Table5.A1" office:value-type="string">
            <text:p text:style-name="P54"><text:span text:style-name="T4">Production &amp; Delivery of Final Units</text:span></text:p>
          </table:table-cell>
          <table:table-cell table:style-name="Table5.A1" office:value-type="string">
            <text:p text:style-name="P53"><text:span text:style-name="T4">131</text:span></text:p>
          </table:table-cell>
          <table:table-cell table:style-name="Table5.A1" office:value-type="string">
            <text:p text:style-name="P53"><text:span text:style-name="T4">140</text:span></text:p>
          </table:table-cell>
          <table:table-cell table:style-name="Table5.A1" office:value-type="string">
            <text:p text:style-name="P53"><text:span text:style-name="T4">10</text:span></text:p>
          </table:table-cell>
          <table:table-cell table:style-name="Table5.A1" office:value-type="string">
            <text:p text:style-name="P54"><text:span text:style-name="T4">Software Architect</text:span></text:p>
          </table:table-cell>
          <table:table-cell table:style-name="Table5.A1" office:value-type="string">
            <text:p text:style-name="P54"><text:span text:style-name="T4">Systems Eng QA Admin</text:span></text:p>
          </table:table-cell>
          <table:table-cell table:style-name="Table5.A1" office:value-type="string">
            <text:p text:style-name="P53"><text:span text:style-name="T4">10</text:span></text:p>
          </table:table-cell>
          <table:table-cell table:style-name="Table5.I1" office:value-type="string">
            <text:p text:style-name="P53"><text:span text:style-name="T4">4.6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5.3</text:span></text:p>
          </table:table-cell>
          <table:table-cell table:style-name="Table5.A1" office:value-type="string">
            <text:p text:style-name="P54"><text:span text:style-name="T4">Transfer of Technology (ToT)</text:span></text:p>
          </table:table-cell>
          <table:table-cell table:style-name="Table5.A1" office:value-type="string">
            <text:p text:style-name="P53"><text:span text:style-name="T4">141</text:span></text:p>
          </table:table-cell>
          <table:table-cell table:style-name="Table5.A1" office:value-type="string">
            <text:p text:style-name="P53"><text:span text:style-name="T4">150</text:span></text:p>
          </table:table-cell>
          <table:table-cell table:style-name="Table5.A1" office:value-type="string">
            <text:p text:style-name="P53"><text:span text:style-name="T4">10</text:span></text:p>
          </table:table-cell>
          <table:table-cell table:style-name="Table5.A1" office:value-type="string">
            <text:p text:style-name="P54"><text:span text:style-name="T4">Lead Thermo Eng</text:span></text:p>
          </table:table-cell>
          <table:table-cell table:style-name="Table5.A1" office:value-type="string">
            <text:p text:style-name="P54"><text:span text:style-name="T4">Lead ML Sci All Leads</text:span></text:p>
          </table:table-cell>
          <table:table-cell table:style-name="Table5.A1" office:value-type="string">
            <text:p text:style-name="P53"><text:span text:style-name="T4">12</text:span></text:p>
          </table:table-cell>
          <table:table-cell table:style-name="Table5.I1" office:value-type="string">
            <text:p text:style-name="P53"><text:span text:style-name="T4">5.1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5.4</text:span></text:p>
          </table:table-cell>
          <table:table-cell table:style-name="Table5.A1" office:value-type="string">
            <text:p text:style-name="P54"><text:span text:style-name="T4">IPR Sharing &amp; Legal Closure</text:span></text:p>
          </table:table-cell>
          <table:table-cell table:style-name="Table5.A1" office:value-type="string">
            <text:p text:style-name="P53"><text:span text:style-name="T4">145</text:span></text:p>
          </table:table-cell>
          <table:table-cell table:style-name="Table5.A1" office:value-type="string">
            <text:p text:style-name="P53"><text:span text:style-name="T4">150</text:span></text:p>
          </table:table-cell>
          <table:table-cell table:style-name="Table5.A1" office:value-type="string">
            <text:p text:style-name="P53"><text:span text:style-name="T4">6</text:span></text:p>
          </table:table-cell>
          <table:table-cell table:style-name="Table5.A1" office:value-type="string">
            <text:p text:style-name="P54"><text:span text:style-name="T4">Project Manager</text:span></text:p>
          </table:table-cell>
          <table:table-cell table:style-name="Table5.A1" office:value-type="string">
            <text:p text:style-name="P54"><text:span text:style-name="T4">Legal Advisor</text:span></text:p>
          </table:table-cell>
          <table:table-cell table:style-name="Table5.A1" office:value-type="string">
            <text:p text:style-name="P53"><text:span text:style-name="T4">3</text:span></text:p>
          </table:table-cell>
          <table:table-cell table:style-name="Table5.I1" office:value-type="string">
            <text:p text:style-name="P53"><text:span text:style-name="T4">5.1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4">5.5</text:span></text:p>
          </table:table-cell>
          <table:table-cell table:style-name="Table5.A1" office:value-type="string">
            <text:p text:style-name="P54"><text:span text:style-name="T4">Project Success &amp; Completion Reports</text:span></text:p>
          </table:table-cell>
          <table:table-cell table:style-name="Table5.A1" office:value-type="string">
            <text:p text:style-name="P53"><text:span text:style-name="T4">150</text:span></text:p>
          </table:table-cell>
          <table:table-cell table:style-name="Table5.A1" office:value-type="string">
            <text:p text:style-name="P53"><text:span text:style-name="T4">156</text:span></text:p>
          </table:table-cell>
          <table:table-cell table:style-name="Table5.A1" office:value-type="string">
            <text:p text:style-name="P53"><text:span text:style-name="T4">7</text:span></text:p>
          </table:table-cell>
          <table:table-cell table:style-name="Table5.A1" office:value-type="string">
            <text:p text:style-name="P54"><text:span text:style-name="T4">Project Manager</text:span></text:p>
          </table:table-cell>
          <table:table-cell table:style-name="Table5.A1" office:value-type="string">
            <text:p text:style-name="P54"><text:span text:style-name="T4">Systems Eng QA Lead</text:span></text:p>
          </table:table-cell>
          <table:table-cell table:style-name="Table5.A1" office:value-type="string">
            <text:p text:style-name="P53"><text:span text:style-name="T4">5</text:span></text:p>
          </table:table-cell>
          <table:table-cell table:style-name="Table5.I1" office:value-type="string">
            <text:p text:style-name="P54"><text:span text:style-name="T4">5.3 5.4</text:span></text:p>
          </table:table-cell>
        </table:table-row>
      </table:table>
      <text:p text:style-name="Standard"/>
      <text:h text:style-name="Heading_20_2" text:outline-level="2">Team Effort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54"><text:span text:style-name="T4">Role</text:span></text:p>
          </table:table-cell>
          <table:table-cell table:style-name="Table6.A1" office:value-type="string">
            <text:p text:style-name="P54"><text:span text:style-name="T4">Count</text:span></text:p>
          </table:table-cell>
          <table:table-cell table:style-name="Table6.A1" office:value-type="string">
            <text:p text:style-name="P54"><text:span text:style-name="T4">FTE</text:span></text:p>
          </table:table-cell>
          <table:table-cell table:style-name="Table6.A1" office:value-type="string">
            <text:p text:style-name="P54"><text:span text:style-name="T4">Monthly Rate (₹)</text:span></text:p>
          </table:table-cell>
          <table:table-cell table:style-name="Table6.A1" office:value-type="string">
            <text:p text:style-name="P54"><text:span text:style-name="T4">Annual Cost (₹)</text:span></text:p>
          </table:table-cell>
          <table:table-cell table:style-name="Table6.A1" office:value-type="string">
            <text:p text:style-name="P54"><text:span text:style-name="T4">36-Month Cost (₹)</text:span></text:p>
          </table:table-cell>
          <table:table-cell table:style-name="Table6.A1" office:value-type="string">
            <text:p text:style-name="P54"><text:span text:style-name="T4">Project Span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Project Manager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₹350,000.00</text:span></text:p>
          </table:table-cell>
          <table:table-cell table:style-name="Table6.A1" office:value-type="string">
            <text:p text:style-name="P53"><text:span text:style-name="T4">₹4,200,000.00</text:span></text:p>
          </table:table-cell>
          <table:table-cell table:style-name="Table6.A1" office:value-type="string">
            <text:p text:style-name="P53"><text:span text:style-name="T4">₹126,000,000.00</text:span></text:p>
          </table:table-cell>
          <table:table-cell table:style-name="Table6.A1" office:value-type="string">
            <text:p text:style-name="P54"><text:span text:style-name="T4">36 months (full-time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Lead Thermodynamics Engineer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₹400,000.00</text:span></text:p>
          </table:table-cell>
          <table:table-cell table:style-name="Table6.A1" office:value-type="string">
            <text:p text:style-name="P53"><text:span text:style-name="T4">₹4,800,000.00</text:span></text:p>
          </table:table-cell>
          <table:table-cell table:style-name="Table6.A1" office:value-type="string">
            <text:p text:style-name="P53"><text:span text:style-name="T4">₹144,000,000.00</text:span></text:p>
          </table:table-cell>
          <table:table-cell table:style-name="Table6.A1" office:value-type="string">
            <text:p text:style-name="P54"><text:span text:style-name="T4">36 months (full-time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Lead ML/AI Scientist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₹450,000.00</text:span></text:p>
          </table:table-cell>
          <table:table-cell table:style-name="Table6.A1" office:value-type="string">
            <text:p text:style-name="P53"><text:span text:style-name="T4">₹5,400,000.00</text:span></text:p>
          </table:table-cell>
          <table:table-cell table:style-name="Table6.A1" office:value-type="string">
            <text:p text:style-name="P53"><text:span text:style-name="T4">₹162,000,000.00</text:span></text:p>
          </table:table-cell>
          <table:table-cell table:style-name="Table6.A1" office:value-type="string">
            <text:p text:style-name="P54"><text:span text:style-name="T4">36 months (full-time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Software Architect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0.8</text:span></text:p>
          </table:table-cell>
          <table:table-cell table:style-name="Table6.A1" office:value-type="string">
            <text:p text:style-name="P53"><text:span text:style-name="T4">₹350,000.00</text:span></text:p>
          </table:table-cell>
          <table:table-cell table:style-name="Table6.A1" office:value-type="string">
            <text:p text:style-name="P53"><text:span text:style-name="T4">₹3,360,000.</text:span><text:soft-page-break/><text:span text:style-name="T4">00</text:span></text:p>
          </table:table-cell>
          <table:table-cell table:style-name="Table6.A1" office:value-type="string">
            <text:p text:style-name="P53"><text:span text:style-name="T4">₹100,800,00</text:span><text:soft-page-break/><text:span text:style-name="T4">0.00</text:span></text:p>
          </table:table-cell>
          <table:table-cell table:style-name="Table6.A1" office:value-type="string">
            <text:p text:style-name="P54"><text:span text:style-name="T4">30 </text:span><text:soft-page-break/><text:span text:style-name="T4">months (80% after M24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Data Engineer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₹300,000.00</text:span></text:p>
          </table:table-cell>
          <table:table-cell table:style-name="Table6.A1" office:value-type="string">
            <text:p text:style-name="P53"><text:span text:style-name="T4">₹3,600,000.00</text:span></text:p>
          </table:table-cell>
          <table:table-cell table:style-name="Table6.A1" office:value-type="string">
            <text:p text:style-name="P53"><text:span text:style-name="T4">₹108,000,000.00</text:span></text:p>
          </table:table-cell>
          <table:table-cell table:style-name="Table6.A1" office:value-type="string">
            <text:p text:style-name="P54"><text:span text:style-name="T4">36 months (full-time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GUI/UX Developer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0.6</text:span></text:p>
          </table:table-cell>
          <table:table-cell table:style-name="Table6.A1" office:value-type="string">
            <text:p text:style-name="P53"><text:span text:style-name="T4">₹250,000.00</text:span></text:p>
          </table:table-cell>
          <table:table-cell table:style-name="Table6.A1" office:value-type="string">
            <text:p text:style-name="P53"><text:span text:style-name="T4">₹1,500,000.00</text:span></text:p>
          </table:table-cell>
          <table:table-cell table:style-name="Table6.A1" office:value-type="string">
            <text:p text:style-name="P53"><text:span text:style-name="T4">₹45,000,000.00</text:span></text:p>
          </table:table-cell>
          <table:table-cell table:style-name="Table6.A1" office:value-type="string">
            <text:p text:style-name="P54"><text:span text:style-name="T4">18 months (from M12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Quality Assurance Lead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₹280,000.00</text:span></text:p>
          </table:table-cell>
          <table:table-cell table:style-name="Table6.A1" office:value-type="string">
            <text:p text:style-name="P53"><text:span text:style-name="T4">₹3,360,000.00</text:span></text:p>
          </table:table-cell>
          <table:table-cell table:style-name="Table6.A1" office:value-type="string">
            <text:p text:style-name="P53"><text:span text:style-name="T4">₹100,800,000.00</text:span></text:p>
          </table:table-cell>
          <table:table-cell table:style-name="Table6.A1" office:value-type="string">
            <text:p text:style-name="P54"><text:span text:style-name="T4">36 months (full-time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Systems Engineer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0.5</text:span></text:p>
          </table:table-cell>
          <table:table-cell table:style-name="Table6.A1" office:value-type="string">
            <text:p text:style-name="P53"><text:span text:style-name="T4">₹280,000.00</text:span></text:p>
          </table:table-cell>
          <table:table-cell table:style-name="Table6.A1" office:value-type="string">
            <text:p text:style-name="P53"><text:span text:style-name="T4">₹1,680,000.00</text:span></text:p>
          </table:table-cell>
          <table:table-cell table:style-name="Table6.A1" office:value-type="string">
            <text:p text:style-name="P53"><text:span text:style-name="T4">₹50,400,000.00</text:span></text:p>
          </table:table-cell>
          <table:table-cell table:style-name="Table6.A1" office:value-type="string">
            <text:p text:style-name="P54"><text:span text:style-name="T4">12 months (part-time M0-M12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Junior Thermodynamics Engineer</text:span></text:p>
          </table:table-cell>
          <table:table-cell table:style-name="Table6.A1" office:value-type="string">
            <text:p text:style-name="P53"><text:span text:style-name="T4">2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₹150,000.00</text:span></text:p>
          </table:table-cell>
          <table:table-cell table:style-name="Table6.A1" office:value-type="string">
            <text:p text:style-name="P53"><text:span text:style-name="T4">₹3,600,000.00</text:span></text:p>
          </table:table-cell>
          <table:table-cell table:style-name="Table6.A1" office:value-type="string">
            <text:p text:style-name="P53"><text:span text:style-name="T4">₹108,000,000.00</text:span></text:p>
          </table:table-cell>
          <table:table-cell table:style-name="Table6.A1" office:value-type="string">
            <text:p text:style-name="P54"><text:span text:style-name="T4">24 months (M6-M30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ML Engineer / Research Associate</text:span></text:p>
          </table:table-cell>
          <table:table-cell table:style-name="Table6.A1" office:value-type="string">
            <text:p text:style-name="P53"><text:span text:style-name="T4">2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₹180,000.00</text:span></text:p>
          </table:table-cell>
          <table:table-cell table:style-name="Table6.A1" office:value-type="string">
            <text:p text:style-name="P53"><text:span text:style-name="T4">₹4,320,000.00</text:span></text:p>
          </table:table-cell>
          <table:table-cell table:style-name="Table6.A1" office:value-type="string">
            <text:p text:style-name="P53"><text:span text:style-name="T4">₹129,600,000.00</text:span></text:p>
          </table:table-cell>
          <table:table-cell table:style-name="Table6.A1" office:value-type="string">
            <text:p text:style-name="P54"><text:span text:style-name="T4">30 months (M0-M30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Software Engineer / Developer</text:span></text:p>
          </table:table-cell>
          <table:table-cell table:style-name="Table6.A1" office:value-type="string">
            <text:p text:style-name="P53"><text:span text:style-name="T4">3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₹180,000.00</text:span></text:p>
          </table:table-cell>
          <table:table-cell table:style-name="Table6.A1" office:value-type="string">
            <text:p text:style-name="P53"><text:span text:style-name="T4">₹6,480,000.00</text:span></text:p>
          </table:table-cell>
          <table:table-cell table:style-name="Table6.A1" office:value-type="string">
            <text:p text:style-name="P53"><text:span text:style-name="T4">₹194,400,000.00</text:span></text:p>
          </table:table-cell>
          <table:table-cell table:style-name="Table6.A1" office:value-type="string">
            <text:p text:style-name="P54"><text:span text:style-name="T4">24 months (M12-M36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Data Scientist / Analyst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₹200,000.00</text:span></text:p>
          </table:table-cell>
          <table:table-cell table:style-name="Table6.A1" office:value-type="string">
            <text:p text:style-name="P53"><text:span text:style-name="T4">₹2,400,000.00</text:span></text:p>
          </table:table-cell>
          <table:table-cell table:style-name="Table6.A1" office:value-type="string">
            <text:p text:style-name="P53"><text:span text:style-name="T4">₹72,000,000.00</text:span></text:p>
          </table:table-cell>
          <table:table-cell table:style-name="Table6.A1" office:value-type="string">
            <text:p text:style-name="P54"><text:span text:style-name="T4">18 months (M6-M24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QA Engineer / Test Specialist</text:span></text:p>
          </table:table-cell>
          <table:table-cell table:style-name="Table6.A1" office:value-type="string">
            <text:p text:style-name="P53"><text:span text:style-name="T4">2</text:span></text:p>
          </table:table-cell>
          <table:table-cell table:style-name="Table6.A1" office:value-type="string">
            <text:p text:style-name="P53"><text:span text:style-name="T4">0.8</text:span></text:p>
          </table:table-cell>
          <table:table-cell table:style-name="Table6.A1" office:value-type="string">
            <text:p text:style-name="P53"><text:span text:style-name="T4">₹120,000.00</text:span></text:p>
          </table:table-cell>
          <table:table-cell table:style-name="Table6.A1" office:value-type="string">
            <text:p text:style-name="P53"><text:span text:style-name="T4">₹2,304,000.00</text:span></text:p>
          </table:table-cell>
          <table:table-cell table:style-name="Table6.A1" office:value-type="string">
            <text:p text:style-name="P53"><text:span text:style-name="T4">₹69,120,000.00</text:span></text:p>
          </table:table-cell>
          <table:table-cell table:style-name="Table6.A1" office:value-type="string">
            <text:p text:style-name="P54"><text:span text:style-name="T4">12 months (M18-M30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Technical Writer</text:span></text:p>
          </table:table-cell>
          <table:table-cell table:style-name="Table6.A1" office:value-type="string">
            <text:p text:style-name="P53"><text:span text:style-name="T4">2</text:span></text:p>
          </table:table-cell>
          <table:table-cell table:style-name="Table6.A1" office:value-type="string">
            <text:p text:style-name="P53"><text:span text:style-name="T4">0.4</text:span></text:p>
          </table:table-cell>
          <table:table-cell table:style-name="Table6.A1" office:value-type="string">
            <text:p text:style-name="P53"><text:span text:style-name="T4">₹100,000.00</text:span></text:p>
          </table:table-cell>
          <table:table-cell table:style-name="Table6.A1" office:value-type="string">
            <text:p text:style-name="P53"><text:span text:style-name="T4">₹960,000.00</text:span></text:p>
          </table:table-cell>
          <table:table-cell table:style-name="Table6.A1" office:value-type="string">
            <text:p text:style-name="P53"><text:span text:style-name="T4">₹28,800,000.00</text:span></text:p>
          </table:table-cell>
          <table:table-cell table:style-name="Table6.A1" office:value-type="string">
            <text:p text:style-name="P54"><text:span text:style-name="T4">12 months (M24-M36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Program Coordinator</text:span></text:p>
          </table:table-cell>
          <table:table-cell table:style-name="Table6.A1" office:value-type="string">
            <text:p text:style-name="P53"><text:span text:style-name="T4">1</text:span></text:p>
          </table:table-cell>
          <table:table-cell table:style-name="Table6.A1" office:value-type="string">
            <text:p text:style-name="P53"><text:span text:style-name="T4">0.5</text:span></text:p>
          </table:table-cell>
          <table:table-cell table:style-name="Table6.A1" office:value-type="string">
            <text:p text:style-name="P53"><text:span text:style-name="T4">₹80,000.00</text:span></text:p>
          </table:table-cell>
          <table:table-cell table:style-name="Table6.A1" office:value-type="string">
            <text:p text:style-name="P53"><text:span text:style-name="T4">₹480,000.00</text:span></text:p>
          </table:table-cell>
          <table:table-cell table:style-name="Table6.A1" office:value-type="string">
            <text:p text:style-name="P53"><text:span text:style-name="T4">₹14,400,000.00</text:span></text:p>
          </table:table-cell>
          <table:table-cell table:style-name="Table6.A1" office:value-type="string">
            <text:p text:style-name="P54"><text:span text:style-name="T4">36 months (part-time)</text:span></text:p>
          </table:table-cell>
        </table:table-row>
        <table:table-row table:style-name="Table6.1">
          <table:table-cell table:style-name="Table6.A1" office:value-type="string">
            <text:p text:style-name="P54"><text:span text:style-name="T4">TOTAL TEAM</text:span></text:p>
          </table:table-cell>
          <table:table-cell table:style-name="Table6.A1" office:value-type="string">
            <text:p text:style-name="P53"><text:span text:style-name="T4">20</text:span></text:p>
          </table:table-cell>
          <table:table-cell table:style-name="Table6.A1" office:value-type="string">
            <text:p text:style-name="P54"><text:span text:style-name="T4">14.0 avg</text:span></text:p>
          </table:table-cell>
          <table:table-cell table:style-name="Table6.A1" office:value-type="string">
            <text:p text:style-name="P54"><text:span text:style-name="T4">-</text:span></text:p>
          </table:table-cell>
          <table:table-cell table:style-name="Table6.A1" office:value-type="string">
            <text:p text:style-name="P53"><text:span text:style-name="T4">₹58,000,000.00</text:span></text:p>
          </table:table-cell>
          <table:table-cell table:style-name="Table6.A1" office:value-type="string">
            <text:p text:style-name="P53"><text:span text:style-name="T4">₹450,000,000.00</text:span></text:p>
          </table:table-cell>
          <table:table-cell table:style-name="Table6.A1" office:value-type="string">
            <text:p text:style-name="P54"><text:span text:style-name="T4">-</text:span></text:p>
          </table:table-cell>
        </table:table-row>
      </table:table>
      <text:p text:style-name="Standard"/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2pt" fo:font-weight="bold" officeooo:rsid="0011bdb5" style:font-size-asian="22pt" style:font-weight-asian="bold" style:font-size-complex="2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14:26:07.602220019</meta:creation-date>
    <dc:date>2025-12-21T16:04:04.811622771</dc:date>
    <meta:editing-duration>PT4H32M15S</meta:editing-duration>
    <meta:editing-cycles>10</meta:editing-cycles>
    <meta:generator>LibreOffice/25.8.4.2$Linux_X86_64 LibreOffice_project/0366609b1de41a39e1896ae41e33c673f2a73802</meta:generator>
    <meta:document-statistic meta:table-count="6" meta:image-count="0" meta:object-count="0" meta:page-count="17" meta:paragraph-count="716" meta:word-count="3606" meta:character-count="26574" meta:non-whitespace-character-count="23771"/>
  </office:meta>
</office:document-meta>
</file>